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3" style:family="table-cell" style:parent-style-name="_21315__20998__20301__91_0_93__32_2" style:data-style-name="N48">
      <style:text-properties fo:color="#000000" style:font-name="Times New Roman" style:font-name-asian="Times New Roman" style:font-name-complex="Times New Roman" style:font-family-generic="roman"/>
    </style:style>
    <style:style style:name="ce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21315__20998__20301__91_0_93__32_2" style:data-style-name="N48">
      <style:table-cell-properties fo:border-top="none" fo:border-bottom="thin solid #000000" fo:border-left="none" fo:border-right="none" style:vertical-align="automatic" style:cell-protect="non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" style:family="table-cell" style:parent-style-name="_21315__20998__20301__91_0_93__32_2" style:data-style-name="N48">
      <style:table-cell-properties fo:border-top="none" fo:border-bottom="thin solid #000000" fo:border-left="none" fo:border-right="none" style:vertical-align="automatic" style:cell-protect="non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21315__20998__20301__91_0_93__32_2" style:data-style-name="N48">
      <style:table-cell-properties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21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2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3333FF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2" style:data-style-name="N49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2" style:data-style-name="N50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19968__33324__06_20154__21475__22686__21152__38__20986__29983__27515__20129__32080__38626__23130__21450__29575_103.01" style:data-style-name="N5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2" style:family="table-cell" style:parent-style-name="_21315__20998__20301__91_0_93__32_2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4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7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8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0" style:family="table-cell" style:parent-style-name="_21315__20998__20301__91_0_93__32_2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2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3333FF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5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6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7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5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9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swiss"/>
    </style:style>
    <style:style style:name="ce60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62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63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64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5" style:family="table-cell" style:parent-style-name="_21315__20998__20301__91_0_93__32_2" style:data-style-name="N48">
      <style:table-cell-properties style:vertical-align="middle"/>
      <style:text-properties fo:color="#000000" style:font-name="Times New Roman" style:font-name-asian="Times New Roman" style:font-name-complex="Times New Roman" style:font-family-generic="roman"/>
    </style:style>
    <style:style style:name="ce66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7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8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69" style:family="table-cell" style:parent-style-name="_21315__20998__20301__91_0_93__32_2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0" style:family="table-cell" style:parent-style-name="_21315__20998__20301__91_0_93__32_2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1" style:family="table-cell" style:parent-style-name="_21315__20998__20301__91_0_93__32_2" style:data-style-name="N48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5.9pt" style:use-optimal-row-height="false" fo:break-before="auto"/>
    </style:style>
    <style:style style:name="ro6" style:family="table-row">
      <style:table-row-properties style:row-height="23.45pt" style:use-optimal-row-height="false" fo:break-before="auto"/>
    </style:style>
    <style:style style:name="ro7" style:family="table-row">
      <style:table-row-properties style:row-height="26.45pt" style:use-optimal-row-height="false" fo:break-before="auto"/>
    </style:style>
    <style:style style:name="ro8" style:family="table-row">
      <style:table-row-properties style:row-height="24.6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6pt" style:use-optimal-row-height="false" fo:break-before="auto"/>
    </style:style>
    <style:style style:name="ro12" style:family="table-row">
      <style:table-row-properties style:row-height="15.75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_人口增加&amp;生死結離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row table:style-name="ro1">
          <table:table-cell office:value-type="string" table:number-columns-spanned="23" table:number-rows-spanned="1" table:style-name="ce1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3">
            <draw:frame draw:z-index="1" draw:id="id0" draw:style-name="a2" draw:name="Text Box 1" svg:x="0in" svg:y="0.31667in" svg:width="0in" svg:height="0.29444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2361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/>
        </table:table-row>
        <table:table-row table:style-name="ro2">
          <table:table-cell table:style-name="ce3"/>
          <table:table-cell table:number-columns-repeated="2" table:style-name="ce4"/>
          <table:table-cell table:style-name="ce5"/>
          <table:table-cell table:number-columns-repeated="2" table:style-name="ce4"/>
          <table:table-cell office:value-type="string" table:number-columns-spanned="8" table:number-rows-spanned="1" table:style-name="ce6">
            <text:p><text:s text:c="6"/>中 華 民 國 109 年 6 月 份</text:p>
          </table:table-cell>
          <table:covered-table-cell table:number-columns-repeated="7"/>
          <table:table-cell table:number-columns-repeated="5" table:style-name="ce7"/>
          <table:table-cell table:number-columns-repeated="2" table:style-name="ce8"/>
          <table:table-cell table:style-name="ce3"/>
          <table:table-cell office:value-type="string" table:style-name="ce9">
            <text:p><text:s text:c="14"/>單位：人；‰；對</text:p>
          </table:table-cell>
          <table:table-cell table:number-columns-repeated="16361"/>
        </table:table-row>
        <table:table-row table:style-name="ro3">
          <table:table-cell table:style-name="ce10"/>
          <table:table-cell office:value-type="string" table:number-columns-spanned="3" table:number-rows-spanned="1" table:style-name="ce69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69">
            <text:p>自　然　增　加<text:span text:style-name="T2"><text:s/></text:span></text:p>
          </table:table-cell>
          <table:covered-table-cell table:number-columns-repeated="2"/>
          <table:table-cell office:value-type="string" table:number-columns-spanned="3" table:number-rows-spanned="1" table:style-name="ce69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70">
            <text:p><text:s/><text:span text:style-name="T1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69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71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/>
        </table:table-row>
        <table:table-row table:style-name="ro4">
          <table:table-cell office:value-type="string" table:style-name="ce15">
            <text:p>區 <text:s/>域 <text:s/>別</text:p>
          </table:table-cell>
          <table:table-cell office:value-type="string" table:style-name="ce16">
            <text:p>月增加</text:p>
          </table:table-cell>
          <table:table-cell office:value-type="string" table:number-columns-spanned="1" table:number-rows-spanned="2" table:style-name="ce66">
            <text:p>月增加率</text:p>
          </table:table-cell>
          <table:table-cell office:value-type="string" table:style-name="ce18">
            <text:p>折合年</text:p>
          </table:table-cell>
          <table:table-cell office:value-type="string" table:number-columns-spanned="1" table:number-rows-spanned="2" table:style-name="ce67">
            <text:p>人口數</text:p>
          </table:table-cell>
          <table:table-cell office:value-type="string" table:number-columns-spanned="1" table:number-rows-spanned="2" table:style-name="ce68">
            <text:p>月增加率</text:p>
          </table:table-cell>
          <table:table-cell office:value-type="string" table:style-name="ce21">
            <text:p>折合年</text:p>
          </table:table-cell>
          <table:table-cell office:value-type="string" table:number-columns-spanned="1" table:number-rows-spanned="2" table:style-name="ce67">
            <text:p>出生數</text:p>
          </table:table-cell>
          <table:table-cell office:value-type="string" table:number-columns-spanned="1" table:number-rows-spanned="2" table:style-name="ce68">
            <text:p>月出</text:p>
            <text:p>生率</text:p>
          </table:table-cell>
          <table:table-cell office:value-type="string" table:style-name="ce21">
            <text:p>折合年</text:p>
          </table:table-cell>
          <table:table-cell office:value-type="string" table:number-columns-spanned="1" table:number-rows-spanned="2" table:style-name="ce67">
            <text:p>死亡數</text:p>
          </table:table-cell>
          <table:table-cell office:value-type="string" table:number-columns-spanned="1" table:number-rows-spanned="2" table:style-name="ce66">
            <text:p>月死亡</text:p>
            <text:p>率</text:p>
          </table:table-cell>
          <table:table-cell office:value-type="string" table:style-name="ce21">
            <text:p>折合年</text:p>
          </table:table-cell>
          <table:table-cell office:value-type="string" table:number-columns-spanned="1" table:number-rows-spanned="2" table:style-name="ce67">
            <text:p>合計</text:p>
          </table:table-cell>
          <table:table-cell office:value-type="string" table:number-columns-spanned="1" table:number-rows-spanned="2" table:style-name="ce66">
            <text:p>不同</text:p>
            <text:p>性別</text:p>
          </table:table-cell>
          <table:table-cell office:value-type="string" table:number-columns-spanned="1" table:number-rows-spanned="2" table:style-name="ce66">
            <text:p>相同</text:p>
            <text:p>性別</text:p>
          </table:table-cell>
          <table:table-cell office:value-type="string" table:number-columns-spanned="1" table:number-rows-spanned="2" table:style-name="ce66">
            <text:p>月結婚率</text:p>
          </table:table-cell>
          <table:table-cell office:value-type="string" table:style-name="ce21">
            <text:p>折合年</text:p>
          </table:table-cell>
          <table:table-cell office:value-type="string" table:number-columns-spanned="1" table:number-rows-spanned="2" table:style-name="ce67">
            <text:p>合計</text:p>
          </table:table-cell>
          <table:table-cell office:value-type="string" table:number-columns-spanned="1" table:number-rows-spanned="2" table:style-name="ce66">
            <text:p>不同</text:p>
            <text:p>性別</text:p>
          </table:table-cell>
          <table:table-cell office:value-type="string" table:number-columns-spanned="1" table:number-rows-spanned="2" table:style-name="ce66">
            <text:p>相同</text:p>
            <text:p>性別</text:p>
          </table:table-cell>
          <table:table-cell office:value-type="string" table:number-columns-spanned="1" table:number-rows-spanned="2" table:style-name="ce66">
            <text:p>月離婚</text:p>
            <text:p>率</text:p>
          </table:table-cell>
          <table:table-cell office:value-type="string" table:style-name="ce21">
            <text:p>折合年</text:p>
          </table:table-cell>
          <table:table-cell table:number-columns-repeated="16361"/>
        </table:table-row>
        <table:table-row table:style-name="ro4">
          <table:table-cell table:style-name="ce22"/>
          <table:table-cell office:value-type="string" table:style-name="ce23">
            <text:p>人口數</text:p>
          </table:table-cell>
          <table:covered-table-cell/>
          <table:table-cell office:value-type="string" table:style-name="ce25">
            <text:p>增加率</text:p>
          </table:table-cell>
          <table:covered-table-cell/>
          <table:covered-table-cell/>
          <table:table-cell office:value-type="string" table:style-name="ce27">
            <text:p>增加率</text:p>
          </table:table-cell>
          <table:covered-table-cell/>
          <table:covered-table-cell/>
          <table:table-cell office:value-type="string" table:style-name="ce27">
            <text:p>出生率</text:p>
          </table:table-cell>
          <table:covered-table-cell/>
          <table:covered-table-cell/>
          <table:table-cell office:value-type="string" table:style-name="ce27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27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27">
            <text:p>離婚率</text:p>
          </table:table-cell>
          <table:table-cell table:number-columns-repeated="16361"/>
        </table:table-row>
        <table:table-row table:style-name="ro5">
          <table:table-cell office:value-type="string" table:style-name="ce30">
            <text:p>總 <text:s text:c="3"/>計</text:p>
          </table:table-cell>
          <table:table-cell office:value-type="float" office:value="-2739" table:style-name="ce31">
            <text:p><text:s/>－2,739<text:s/></text:p>
          </table:table-cell>
          <table:table-cell office:value-type="float" office:value="-0.11612544464937281" table:style-name="ce32">
            <text:p><text:s/>－0.12<text:s/></text:p>
          </table:table-cell>
          <table:table-cell office:value-type="float" office:value="-1.4167304247223484" table:style-name="ce33">
            <text:p><text:s/>－1.42<text:s/></text:p>
          </table:table-cell>
          <table:table-cell office:value-type="float" office:value="354" table:style-name="ce34">
            <text:p><text:s text:c="3"/>354<text:s/></text:p>
          </table:table-cell>
          <table:table-cell office:value-type="float" office:value="1.5009417455464908E-2" table:style-name="ce35">
            <text:p><text:s text:c="3"/>0.02<text:s/></text:p>
          </table:table-cell>
          <table:table-cell office:value-type="float" office:value="0.18" table:style-name="ce36">
            <text:p><text:s text:c="3"/>0.18<text:s/></text:p>
          </table:table-cell>
          <table:table-cell office:value-type="float" office:value="14247" table:style-name="ce34">
            <text:p><text:s text:c="3"/>14,247<text:s/></text:p>
          </table:table-cell>
          <table:table-cell office:value-type="float" office:value="0.60406545335595629" table:style-name="ce35">
            <text:p><text:s text:c="3"/>0.60<text:s/></text:p>
          </table:table-cell>
          <table:table-cell office:value-type="float" office:value="7.37" table:style-name="ce36">
            <text:p><text:s text:c="3"/>7.37<text:s/></text:p>
          </table:table-cell>
          <table:table-cell office:value-type="float" office:value="13893" table:style-name="ce34">
            <text:p><text:s text:c="3"/>13,893<text:s/></text:p>
          </table:table-cell>
          <table:table-cell office:value-type="float" office:value="0.58905603590049138" table:style-name="ce35">
            <text:p><text:s text:c="3"/>0.59<text:s/></text:p>
          </table:table-cell>
          <table:table-cell office:value-type="float" office:value="7.19" table:style-name="ce36">
            <text:p><text:s text:c="3"/>7.19<text:s/></text:p>
          </table:table-cell>
          <table:table-cell office:value-type="float" office:value="6889" table:style-name="ce37">
            <text:p><text:s text:c="3"/>6,889<text:s/></text:p>
          </table:table-cell>
          <table:table-cell office:value-type="float" office:value="6745" table:style-name="ce34">
            <text:p><text:s text:c="3"/>6,745<text:s/></text:p>
          </table:table-cell>
          <table:table-cell office:value-type="float" office:value="144" table:style-name="ce31">
            <text:p><text:s text:c="3"/>144<text:s/></text:p>
          </table:table-cell>
          <table:table-cell office:value-type="float" office:value="0.29209004760084106" table:style-name="ce35">
            <text:p><text:s text:c="3"/>0.29<text:s/></text:p>
          </table:table-cell>
          <table:table-cell office:value-type="float" office:value="3.56" table:style-name="ce32">
            <text:p><text:s text:c="3"/>3.56<text:s/></text:p>
          </table:table-cell>
          <table:table-cell office:value-type="float" office:value="4259" table:style-name="ce38">
            <text:p><text:s text:c="3"/>4,259<text:s/></text:p>
          </table:table-cell>
          <table:table-cell office:value-type="float" office:value="4235" table:style-name="ce31">
            <text:p><text:s text:c="3"/>4,235<text:s/></text:p>
          </table:table-cell>
          <table:table-cell office:value-type="float" office:value="24" table:style-name="ce31">
            <text:p><text:s text:c="3"/>24<text:s/></text:p>
          </table:table-cell>
          <table:table-cell office:value-type="float" office:value="0.18057940379329107" table:style-name="ce35">
            <text:p><text:s text:c="3"/>0.18<text:s/></text:p>
          </table:table-cell>
          <table:table-cell office:value-type="float" office:value="2.2000000000000002" table:style-name="ce39">
            <text:p><text:s text:c="3"/>2.20<text:s/></text:p>
          </table:table-cell>
          <table:table-cell table:number-columns-repeated="16361"/>
        </table:table-row>
        <table:table-row table:style-name="ro6">
          <table:table-cell office:value-type="string" table:style-name="ce30">
            <text:p>新北市</text:p>
          </table:table-cell>
          <table:table-cell office:value-type="float" office:value="239" table:style-name="ce31">
            <text:p><text:s text:c="3"/>239<text:s/></text:p>
          </table:table-cell>
          <table:table-cell office:value-type="float" office:value="5.9358132449104123E-2" table:style-name="ce32">
            <text:p><text:s text:c="3"/>0.06<text:s/></text:p>
          </table:table-cell>
          <table:table-cell office:value-type="float" office:value="0.72416921587907024" table:style-name="ce33">
            <text:p><text:s text:c="3"/>0.72<text:s/></text:p>
          </table:table-cell>
          <table:table-cell office:value-type="float" office:value="274" table:style-name="ce37">
            <text:p><text:s text:c="3"/>274<text:s/></text:p>
          </table:table-cell>
          <table:table-cell office:value-type="float" office:value="6.8048726365019574E-2" table:style-name="ce36">
            <text:p><text:s text:c="3"/>0.07<text:s/></text:p>
          </table:table-cell>
          <table:table-cell office:value-type="float" office:value="0.83" table:style-name="ce36">
            <text:p><text:s text:c="3"/>0.83<text:s/></text:p>
          </table:table-cell>
          <table:table-cell office:value-type="float" office:value="2266" table:style-name="ce37">
            <text:p><text:s text:c="3"/>2,266<text:s/></text:p>
          </table:table-cell>
          <table:table-cell office:value-type="float" office:value="0.56276793409903048" table:style-name="ce36">
            <text:p><text:s text:c="3"/>0.56<text:s/></text:p>
          </table:table-cell>
          <table:table-cell office:value-type="float" office:value="6.87" table:style-name="ce36">
            <text:p><text:s text:c="3"/>6.87<text:s/></text:p>
          </table:table-cell>
          <table:table-cell office:value-type="float" office:value="1992" table:style-name="ce37">
            <text:p><text:s text:c="3"/>1,992<text:s/></text:p>
          </table:table-cell>
          <table:table-cell office:value-type="float" office:value="0.4947192077340109" table:style-name="ce36">
            <text:p><text:s text:c="3"/>0.49<text:s/></text:p>
          </table:table-cell>
          <table:table-cell office:value-type="float" office:value="6.04" table:style-name="ce36">
            <text:p><text:s text:c="3"/>6.04<text:s/></text:p>
          </table:table-cell>
          <table:table-cell office:value-type="float" office:value="1223" table:style-name="ce37">
            <text:p><text:s text:c="3"/>1,223<text:s/></text:p>
          </table:table-cell>
          <table:table-cell office:value-type="float" office:value="1189" table:style-name="ce37">
            <text:p><text:s text:c="3"/>1,189<text:s/></text:p>
          </table:table-cell>
          <table:table-cell office:value-type="float" office:value="34" table:style-name="ce38">
            <text:p><text:s text:c="3"/>34<text:s/></text:p>
          </table:table-cell>
          <table:table-cell office:value-type="float" office:value="0.30373573848328084" table:style-name="ce36">
            <text:p><text:s text:c="3"/>0.30<text:s/></text:p>
          </table:table-cell>
          <table:table-cell office:value-type="float" office:value="3.71" table:style-name="ce32">
            <text:p><text:s text:c="3"/>3.71<text:s/></text:p>
          </table:table-cell>
          <table:table-cell office:value-type="float" office:value="760" table:style-name="ce38">
            <text:p><text:s text:c="3"/>760<text:s/></text:p>
          </table:table-cell>
          <table:table-cell office:value-type="float" office:value="754" table:style-name="ce38">
            <text:p><text:s text:c="3"/>754<text:s/></text:p>
          </table:table-cell>
          <table:table-cell office:value-type="float" office:value="6" table:style-name="ce38">
            <text:p><text:s text:c="3"/>6<text:s/></text:p>
          </table:table-cell>
          <table:table-cell office:value-type="float" office:value="0.18874829210735358" table:style-name="ce36">
            <text:p><text:s text:c="3"/>0.19<text:s/></text:p>
          </table:table-cell>
          <table:table-cell office:value-type="float" office:value="2.2999999999999998" table:style-name="ce40">
            <text:p><text:s text:c="3"/>2.30<text:s/></text:p>
          </table:table-cell>
          <table:table-cell table:number-columns-repeated="16361"/>
        </table:table-row>
        <table:table-row table:style-name="ro1">
          <table:table-cell office:value-type="string" table:style-name="ce30">
            <text:p>臺北市</text:p>
          </table:table-cell>
          <table:table-cell office:value-type="float" office:value="-2242" table:style-name="ce31">
            <text:p><text:s/>－2,242<text:s/></text:p>
          </table:table-cell>
          <table:table-cell office:value-type="float" office:value="-0.85364483881837583" table:style-name="ce32">
            <text:p><text:s/>－0.85<text:s/></text:p>
          </table:table-cell>
          <table:table-cell office:value-type="float" office:value="-10.414467033584184" table:style-name="ce33">
            <text:p><text:s/>－10.41<text:s/></text:p>
          </table:table-cell>
          <table:table-cell office:value-type="float" office:value="319" table:style-name="ce37">
            <text:p><text:s text:c="3"/>319<text:s/></text:p>
          </table:table-cell>
          <table:table-cell office:value-type="float" office:value="0.12151158892972289" table:style-name="ce36">
            <text:p><text:s text:c="3"/>0.12<text:s/></text:p>
          </table:table-cell>
          <table:table-cell office:value-type="float" office:value="1.48" table:style-name="ce36">
            <text:p><text:s text:c="3"/>1.48<text:s/></text:p>
          </table:table-cell>
          <table:table-cell office:value-type="float" office:value="1701" table:style-name="ce37">
            <text:p><text:s text:c="3"/>1,701<text:s/></text:p>
          </table:table-cell>
          <table:table-cell office:value-type="float" office:value="0.64793483626789539" table:style-name="ce36">
            <text:p><text:s text:c="3"/>0.65<text:s/></text:p>
          </table:table-cell>
          <table:table-cell office:value-type="float" office:value="7.9" table:style-name="ce36">
            <text:p><text:s text:c="3"/>7.90<text:s/></text:p>
          </table:table-cell>
          <table:table-cell office:value-type="float" office:value="1382" table:style-name="ce37">
            <text:p><text:s text:c="3"/>1,382<text:s/></text:p>
          </table:table-cell>
          <table:table-cell office:value-type="float" office:value="0.52642324733817247" table:style-name="ce36">
            <text:p><text:s text:c="3"/>0.53<text:s/></text:p>
          </table:table-cell>
          <table:table-cell office:value-type="float" office:value="6.42" table:style-name="ce36">
            <text:p><text:s text:c="3"/>6.42<text:s/></text:p>
          </table:table-cell>
          <table:table-cell office:value-type="float" office:value="768" table:style-name="ce37">
            <text:p><text:s text:c="3"/>768<text:s/></text:p>
          </table:table-cell>
          <table:table-cell office:value-type="float" office:value="751" table:style-name="ce37">
            <text:p><text:s text:c="3"/>751<text:s/></text:p>
          </table:table-cell>
          <table:table-cell office:value-type="float" office:value="17" table:style-name="ce38">
            <text:p><text:s text:c="3"/>17<text:s/></text:p>
          </table:table-cell>
          <table:table-cell office:value-type="float" office:value="0.29254200720384693" table:style-name="ce36">
            <text:p><text:s text:c="3"/>0.29<text:s/></text:p>
          </table:table-cell>
          <table:table-cell office:value-type="float" office:value="3.57" table:style-name="ce32">
            <text:p><text:s text:c="3"/>3.57<text:s/></text:p>
          </table:table-cell>
          <table:table-cell office:value-type="float" office:value="418" table:style-name="ce38">
            <text:p><text:s text:c="3"/>418<text:s/></text:p>
          </table:table-cell>
          <table:table-cell office:value-type="float" office:value="413" table:style-name="ce38">
            <text:p><text:s text:c="3"/>413<text:s/></text:p>
          </table:table-cell>
          <table:table-cell office:value-type="float" office:value="5" table:style-name="ce38">
            <text:p><text:s text:c="3"/>5<text:s/></text:p>
          </table:table-cell>
          <table:table-cell office:value-type="float" office:value="0.15922208204584376" table:style-name="ce36">
            <text:p><text:s text:c="3"/>0.16<text:s/></text:p>
          </table:table-cell>
          <table:table-cell office:value-type="float" office:value="1.94" table:style-name="ce40">
            <text:p><text:s text:c="3"/>1.94<text:s/></text:p>
          </table:table-cell>
          <table:table-cell table:number-columns-repeated="16361"/>
        </table:table-row>
        <table:table-row table:style-name="ro1">
          <table:table-cell office:value-type="string" table:style-name="ce30">
            <text:p>桃園市</text:p>
          </table:table-cell>
          <table:table-cell office:value-type="float" office:value="1434" table:style-name="ce31">
            <text:p><text:s text:c="3"/>1,434<text:s/></text:p>
          </table:table-cell>
          <table:table-cell office:value-type="float" office:value="0.63545098630058072" table:style-name="ce32">
            <text:p><text:s text:c="3"/>0.64<text:s/></text:p>
          </table:table-cell>
          <table:table-cell office:value-type="float" office:value="7.7525020328670839" table:style-name="ce33">
            <text:p><text:s text:c="3"/>7.75<text:s/></text:p>
          </table:table-cell>
          <table:table-cell office:value-type="float" office:value="714" table:style-name="ce37">
            <text:p><text:s text:c="3"/>714<text:s/></text:p>
          </table:table-cell>
          <table:table-cell office:value-type="float" office:value="0.31629560260514172" table:style-name="ce36">
            <text:p><text:s text:c="3"/>0.32<text:s/></text:p>
          </table:table-cell>
          <table:table-cell office:value-type="float" office:value="3.86" table:style-name="ce36">
            <text:p><text:s text:c="3"/>3.86<text:s/></text:p>
          </table:table-cell>
          <table:table-cell office:value-type="float" office:value="1782" table:style-name="ce37">
            <text:p><text:s text:c="3"/>1,782<text:s/></text:p>
          </table:table-cell>
          <table:table-cell office:value-type="float" office:value="0.78941003339266458" table:style-name="ce36">
            <text:p><text:s text:c="3"/>0.79<text:s/></text:p>
          </table:table-cell>
          <table:table-cell office:value-type="float" office:value="9.6300000000000008" table:style-name="ce36">
            <text:p><text:s text:c="3"/>9.63<text:s/></text:p>
          </table:table-cell>
          <table:table-cell office:value-type="float" office:value="1068" table:style-name="ce37">
            <text:p><text:s text:c="3"/>1,068<text:s/></text:p>
          </table:table-cell>
          <table:table-cell office:value-type="float" office:value="0.47311443078752291" table:style-name="ce36">
            <text:p><text:s text:c="3"/>0.47<text:s/></text:p>
          </table:table-cell>
          <table:table-cell office:value-type="float" office:value="5.77" table:style-name="ce36">
            <text:p><text:s text:c="3"/>5.77<text:s/></text:p>
          </table:table-cell>
          <table:table-cell office:value-type="float" office:value="798" table:style-name="ce37">
            <text:p><text:s text:c="3"/>798<text:s/></text:p>
          </table:table-cell>
          <table:table-cell office:value-type="float" office:value="781" table:style-name="ce37">
            <text:p><text:s text:c="3"/>781<text:s/></text:p>
          </table:table-cell>
          <table:table-cell office:value-type="float" office:value="17" table:style-name="ce38">
            <text:p><text:s text:c="3"/>17<text:s/></text:p>
          </table:table-cell>
          <table:table-cell office:value-type="float" office:value="0.35350684997045251" table:style-name="ce36">
            <text:p><text:s text:c="3"/>0.35<text:s/></text:p>
          </table:table-cell>
          <table:table-cell office:value-type="float" office:value="4.3099999999999996" table:style-name="ce32">
            <text:p><text:s text:c="3"/>4.31<text:s/></text:p>
          </table:table-cell>
          <table:table-cell office:value-type="float" office:value="497" table:style-name="ce38">
            <text:p><text:s text:c="3"/>497<text:s/></text:p>
          </table:table-cell>
          <table:table-cell office:value-type="float" office:value="494" table:style-name="ce38">
            <text:p><text:s text:c="3"/>494<text:s/></text:p>
          </table:table-cell>
          <table:table-cell office:value-type="float" office:value="3" table:style-name="ce38">
            <text:p><text:s text:c="3"/>3<text:s/></text:p>
          </table:table-cell>
          <table:table-cell office:value-type="float" office:value="0.22016654691142218" table:style-name="ce36">
            <text:p><text:s text:c="3"/>0.22<text:s/></text:p>
          </table:table-cell>
          <table:table-cell office:value-type="float" office:value="2.69" table:style-name="ce40">
            <text:p><text:s text:c="3"/>2.69<text:s/></text:p>
          </table:table-cell>
          <table:table-cell table:number-columns-repeated="16361"/>
        </table:table-row>
        <table:table-row table:style-name="ro5">
          <table:table-cell office:value-type="string" table:style-name="ce30">
            <text:p>臺中市</text:p>
          </table:table-cell>
          <table:table-cell office:value-type="float" office:value="423" table:style-name="ce31">
            <text:p><text:s text:c="3"/>423<text:s/></text:p>
          </table:table-cell>
          <table:table-cell office:value-type="float" office:value="0.15018672150553133" table:style-name="ce32">
            <text:p><text:s text:c="3"/>0.15<text:s/></text:p>
          </table:table-cell>
          <table:table-cell office:value-type="float" office:value="1.8322780023674823" table:style-name="ce33">
            <text:p><text:s text:c="3"/>1.83<text:s/></text:p>
          </table:table-cell>
          <table:table-cell office:value-type="float" office:value="385" table:style-name="ce37">
            <text:p><text:s text:c="3"/>385<text:s/></text:p>
          </table:table-cell>
          <table:table-cell office:value-type="float" office:value="0.13668450606568561" table:style-name="ce36">
            <text:p><text:s text:c="3"/>0.14<text:s/></text:p>
          </table:table-cell>
          <table:table-cell office:value-type="float" office:value="1.67" table:style-name="ce36">
            <text:p><text:s text:c="3"/>1.67<text:s/></text:p>
          </table:table-cell>
          <table:table-cell office:value-type="float" office:value="1724" table:style-name="ce37">
            <text:p><text:s text:c="3"/>1,724<text:s/></text:p>
          </table:table-cell>
          <table:table-cell office:value-type="float" office:value="0.61206256742140774" table:style-name="ce36">
            <text:p><text:s text:c="3"/>0.61<text:s/></text:p>
          </table:table-cell>
          <table:table-cell office:value-type="float" office:value="7.47" table:style-name="ce36">
            <text:p><text:s text:c="3"/>7.47<text:s/></text:p>
          </table:table-cell>
          <table:table-cell office:value-type="float" office:value="1339" table:style-name="ce37">
            <text:p><text:s text:c="3"/>1,339<text:s/></text:p>
          </table:table-cell>
          <table:table-cell office:value-type="float" office:value="0.47537806135572214" table:style-name="ce36">
            <text:p><text:s text:c="3"/>0.48<text:s/></text:p>
          </table:table-cell>
          <table:table-cell office:value-type="float" office:value="5.8" table:style-name="ce36">
            <text:p><text:s text:c="3"/>5.80<text:s/></text:p>
          </table:table-cell>
          <table:table-cell office:value-type="float" office:value="811" table:style-name="ce37">
            <text:p><text:s text:c="3"/>811<text:s/></text:p>
          </table:table-cell>
          <table:table-cell office:value-type="float" office:value="792" table:style-name="ce37">
            <text:p><text:s text:c="3"/>792<text:s/></text:p>
          </table:table-cell>
          <table:table-cell office:value-type="float" office:value="19" table:style-name="ce38">
            <text:p><text:s text:c="3"/>19<text:s/></text:p>
          </table:table-cell>
          <table:table-cell office:value-type="float" office:value="0.287925024465639" table:style-name="ce36">
            <text:p><text:s text:c="3"/>0.29<text:s/></text:p>
          </table:table-cell>
          <table:table-cell office:value-type="float" office:value="3.51" table:style-name="ce32">
            <text:p><text:s text:c="3"/>3.51<text:s/></text:p>
          </table:table-cell>
          <table:table-cell office:value-type="float" office:value="503" table:style-name="ce38">
            <text:p><text:s text:c="3"/>503<text:s/></text:p>
          </table:table-cell>
          <table:table-cell office:value-type="float" office:value="502" table:style-name="ce38">
            <text:p><text:s text:c="3"/>502<text:s/></text:p>
          </table:table-cell>
          <table:table-cell office:value-type="float" office:value="1" table:style-name="ce38">
            <text:p><text:s text:c="3"/>1<text:s/></text:p>
          </table:table-cell>
          <table:table-cell office:value-type="float" office:value="0.17857741961309057" table:style-name="ce36">
            <text:p><text:s text:c="3"/>0.18<text:s/></text:p>
          </table:table-cell>
          <table:table-cell office:value-type="float" office:value="2.1800000000000002" table:style-name="ce40">
            <text:p><text:s text:c="3"/>2.18<text:s/></text:p>
          </table:table-cell>
          <table:table-cell table:number-columns-repeated="16361"/>
        </table:table-row>
        <table:table-row table:style-name="ro1">
          <table:table-cell office:value-type="string" table:style-name="ce30">
            <text:p>臺南市</text:p>
          </table:table-cell>
          <table:table-cell office:value-type="float" office:value="-362" table:style-name="ce31">
            <text:p><text:s/>－362<text:s/></text:p>
          </table:table-cell>
          <table:table-cell office:value-type="float" office:value="-0.19273228899408121" table:style-name="ce32">
            <text:p><text:s/>－0.19<text:s/></text:p>
          </table:table-cell>
          <table:table-cell office:value-type="float" office:value="-2.3513339257277908" table:style-name="ce33">
            <text:p><text:s/>－2.35<text:s/></text:p>
          </table:table-cell>
          <table:table-cell office:value-type="float" office:value="-368" table:style-name="ce37">
            <text:p><text:s/>－368<text:s/></text:p>
          </table:table-cell>
          <table:table-cell office:value-type="float" office:value="-0.19594562934754364" table:style-name="ce36">
            <text:p><text:s/>－0.20<text:s/></text:p>
          </table:table-cell>
          <table:table-cell office:value-type="float" office:value="-2.39" table:style-name="ce36">
            <text:p><text:s/>－2.39<text:s/></text:p>
          </table:table-cell>
          <table:table-cell office:value-type="float" office:value="888" table:style-name="ce37">
            <text:p><text:s text:c="3"/>888<text:s/></text:p>
          </table:table-cell>
          <table:table-cell office:value-type="float" office:value="0.47282532299081187" table:style-name="ce36">
            <text:p><text:s text:c="3"/>0.47<text:s/></text:p>
          </table:table-cell>
          <table:table-cell office:value-type="float" office:value="5.77" table:style-name="ce36">
            <text:p><text:s text:c="3"/>5.77<text:s/></text:p>
          </table:table-cell>
          <table:table-cell office:value-type="float" office:value="1256" table:style-name="ce37">
            <text:p><text:s text:c="3"/>1,256<text:s/></text:p>
          </table:table-cell>
          <table:table-cell office:value-type="float" office:value="0.66877095233835548" table:style-name="ce36">
            <text:p><text:s text:c="3"/>0.67<text:s/></text:p>
          </table:table-cell>
          <table:table-cell office:value-type="float" office:value="8.16" table:style-name="ce36">
            <text:p><text:s text:c="3"/>8.16<text:s/></text:p>
          </table:table-cell>
          <table:table-cell office:value-type="float" office:value="519" table:style-name="ce37">
            <text:p><text:s text:c="3"/>519<text:s/></text:p>
          </table:table-cell>
          <table:table-cell office:value-type="float" office:value="507" table:style-name="ce37">
            <text:p><text:s text:c="3"/>507<text:s/></text:p>
          </table:table-cell>
          <table:table-cell office:value-type="float" office:value="12" table:style-name="ce38">
            <text:p><text:s text:c="3"/>12<text:s/></text:p>
          </table:table-cell>
          <table:table-cell office:value-type="float" office:value="0.27634723269395423" table:style-name="ce36">
            <text:p><text:s text:c="3"/>0.28<text:s/></text:p>
          </table:table-cell>
          <table:table-cell office:value-type="float" office:value="3.37" table:style-name="ce32">
            <text:p><text:s text:c="3"/>3.37<text:s/></text:p>
          </table:table-cell>
          <table:table-cell office:value-type="float" office:value="332" table:style-name="ce38">
            <text:p><text:s text:c="3"/>332<text:s/></text:p>
          </table:table-cell>
          <table:table-cell office:value-type="float" office:value="331" table:style-name="ce38">
            <text:p><text:s text:c="3"/>331<text:s/></text:p>
          </table:table-cell>
          <table:table-cell office:value-type="float" office:value="1" table:style-name="ce38">
            <text:p><text:s text:c="3"/>1<text:s/></text:p>
          </table:table-cell>
          <table:table-cell office:value-type="float" office:value="0.17677703517224047" table:style-name="ce36">
            <text:p><text:s text:c="3"/>0.18<text:s/></text:p>
          </table:table-cell>
          <table:table-cell office:value-type="float" office:value="2.16" table:style-name="ce40">
            <text:p><text:s text:c="3"/>2.16<text:s/></text:p>
          </table:table-cell>
          <table:table-cell table:number-columns-repeated="16361"/>
        </table:table-row>
        <table:table-row table:style-name="ro1">
          <table:table-cell office:value-type="string" table:style-name="ce30">
            <text:p>高雄市</text:p>
          </table:table-cell>
          <table:table-cell office:value-type="float" office:value="-988" table:style-name="ce31">
            <text:p><text:s/>－988<text:s/></text:p>
          </table:table-cell>
          <table:table-cell office:value-type="float" office:value="-0.35631415367815022" table:style-name="ce32">
            <text:p><text:s/>－0.36<text:s/></text:p>
          </table:table-cell>
          <table:table-cell office:value-type="float" office:value="-4.3470326748734331" table:style-name="ce33">
            <text:p><text:s/>－4.35<text:s/></text:p>
          </table:table-cell>
          <table:table-cell office:value-type="float" office:value="-155" table:style-name="ce37">
            <text:p><text:s/>－155<text:s/></text:p>
          </table:table-cell>
          <table:table-cell office:value-type="float" office:value="-5.5909448336062678E-2" table:style-name="ce36">
            <text:p><text:s/>－0.06<text:s/></text:p>
          </table:table-cell>
          <table:table-cell office:value-type="float" office:value="-0.68" table:style-name="ce36">
            <text:p><text:s/>－0.68<text:s/></text:p>
          </table:table-cell>
          <table:table-cell office:value-type="float" office:value="1599" table:style-name="ce37">
            <text:p><text:s text:c="3"/>1,599<text:s/></text:p>
          </table:table-cell>
          <table:table-cell office:value-type="float" office:value="0.57676908315718844" table:style-name="ce36">
            <text:p><text:s text:c="3"/>0.58<text:s/></text:p>
          </table:table-cell>
          <table:table-cell office:value-type="float" office:value="7.04" table:style-name="ce36">
            <text:p><text:s text:c="3"/>7.04<text:s/></text:p>
          </table:table-cell>
          <table:table-cell office:value-type="float" office:value="1754" table:style-name="ce37">
            <text:p><text:s text:c="3"/>1,754<text:s/></text:p>
          </table:table-cell>
          <table:table-cell office:value-type="float" office:value="0.63267853149325126" table:style-name="ce36">
            <text:p><text:s text:c="3"/>0.63<text:s/></text:p>
          </table:table-cell>
          <table:table-cell office:value-type="float" office:value="7.72" table:style-name="ce36">
            <text:p><text:s text:c="3"/>7.72<text:s/></text:p>
          </table:table-cell>
          <table:table-cell office:value-type="float" office:value="771" table:style-name="ce37">
            <text:p><text:s text:c="3"/>771<text:s/></text:p>
          </table:table-cell>
          <table:table-cell office:value-type="float" office:value="757" table:style-name="ce37">
            <text:p><text:s text:c="3"/>757<text:s/></text:p>
          </table:table-cell>
          <table:table-cell office:value-type="float" office:value="14" table:style-name="ce38">
            <text:p><text:s text:c="3"/>14<text:s/></text:p>
          </table:table-cell>
          <table:table-cell office:value-type="float" office:value="0.2781044172071247" table:style-name="ce36">
            <text:p><text:s text:c="3"/>0.28<text:s/></text:p>
          </table:table-cell>
          <table:table-cell office:value-type="float" office:value="3.39" table:style-name="ce32">
            <text:p><text:s text:c="3"/>3.39<text:s/></text:p>
          </table:table-cell>
          <table:table-cell office:value-type="float" office:value="522" table:style-name="ce38">
            <text:p><text:s text:c="3"/>522<text:s/></text:p>
          </table:table-cell>
          <table:table-cell office:value-type="float" office:value="516" table:style-name="ce38">
            <text:p><text:s text:c="3"/>516<text:s/></text:p>
          </table:table-cell>
          <table:table-cell office:value-type="float" office:value="6" table:style-name="ce38">
            <text:p><text:s text:c="3"/>6<text:s/></text:p>
          </table:table-cell>
          <table:table-cell office:value-type="float" office:value="0.18828859375112719" table:style-name="ce36">
            <text:p><text:s text:c="3"/>0.19<text:s/></text:p>
          </table:table-cell>
          <table:table-cell office:value-type="float" office:value="2.2999999999999998" table:style-name="ce40">
            <text:p><text:s text:c="3"/>2.30<text:s/></text:p>
          </table:table-cell>
          <table:table-cell table:number-columns-repeated="16361"/>
        </table:table-row>
        <table:table-row table:style-name="ro7">
          <table:table-cell office:value-type="string" table:style-name="ce30">
            <text:p>臺灣省</text:p>
          </table:table-cell>
          <table:table-cell office:value-type="float" office:value="-1161" table:style-name="ce31">
            <text:p><text:s/>－1,161<text:s/></text:p>
          </table:table-cell>
          <table:table-cell office:value-type="float" office:value="-0.16452204645019949" table:style-name="ce32">
            <text:p><text:s/>－0.16<text:s/></text:p>
          </table:table-cell>
          <table:table-cell office:value-type="float" office:value="-2.0071689666924337" table:style-name="ce33">
            <text:p><text:s/>－2.01<text:s/></text:p>
          </table:table-cell>
          <table:table-cell office:value-type="float" office:value="-857" table:style-name="ce37">
            <text:p><text:s/>－857<text:s/></text:p>
          </table:table-cell>
          <table:table-cell office:value-type="float" office:value="-0.1214530518409668" table:style-name="ce36">
            <text:p><text:s/>－0.12<text:s/></text:p>
          </table:table-cell>
          <table:table-cell office:value-type="float" office:value="-1.48" table:style-name="ce36">
            <text:p><text:s/>－1.48<text:s/></text:p>
          </table:table-cell>
          <table:table-cell office:value-type="float" office:value="4187" table:style-name="ce37">
            <text:p><text:s text:c="3"/>4,187<text:s/></text:p>
          </table:table-cell>
          <table:table-cell office:value-type="float" office:value="0.59337681220318317" table:style-name="ce36">
            <text:p><text:s text:c="3"/>0.59<text:s/></text:p>
          </table:table-cell>
          <table:table-cell office:value-type="float" office:value="7.24" table:style-name="ce36">
            <text:p><text:s text:c="3"/>7.24<text:s/></text:p>
          </table:table-cell>
          <table:table-cell office:value-type="float" office:value="5044" table:style-name="ce37">
            <text:p><text:s text:c="3"/>5,044<text:s/></text:p>
          </table:table-cell>
          <table:table-cell office:value-type="float" office:value="0.71482986404414994" table:style-name="ce36">
            <text:p><text:s text:c="3"/>0.71<text:s/></text:p>
          </table:table-cell>
          <table:table-cell office:value-type="float" office:value="8.7200000000000006" table:style-name="ce36">
            <text:p><text:s text:c="3"/>8.72<text:s/></text:p>
          </table:table-cell>
          <table:table-cell office:value-type="float" office:value="1965" table:style-name="ce37">
            <text:p><text:s text:c="3"/>1,965<text:s/></text:p>
          </table:table-cell>
          <table:table-cell office:value-type="float" office:value="1934" table:style-name="ce37">
            <text:p><text:s text:c="3"/>1,934<text:s/></text:p>
          </table:table-cell>
          <table:table-cell office:value-type="float" office:value="31" table:style-name="ce38">
            <text:p><text:s text:c="3"/>31<text:s/></text:p>
          </table:table-cell>
          <table:table-cell office:value-type="float" office:value="0.27847753426779437" table:style-name="ce36">
            <text:p><text:s text:c="3"/>0.28<text:s/></text:p>
          </table:table-cell>
          <table:table-cell office:value-type="float" office:value="3.4" table:style-name="ce32">
            <text:p><text:s text:c="3"/>3.40<text:s/></text:p>
          </table:table-cell>
          <table:table-cell office:value-type="float" office:value="1209" table:style-name="ce38">
            <text:p><text:s text:c="3"/>1,209<text:s/></text:p>
          </table:table-cell>
          <table:table-cell office:value-type="float" office:value="1207" table:style-name="ce38">
            <text:p><text:s text:c="3"/>1,207<text:s/></text:p>
          </table:table-cell>
          <table:table-cell office:value-type="float" office:value="2" table:style-name="ce38">
            <text:p><text:s text:c="3"/>2<text:s/></text:p>
          </table:table-cell>
          <table:table-cell office:value-type="float" office:value="0.17133808596934522" table:style-name="ce36">
            <text:p><text:s text:c="3"/>0.17<text:s/></text:p>
          </table:table-cell>
          <table:table-cell office:value-type="float" office:value="2.09" table:style-name="ce40">
            <text:p><text:s text:c="3"/>2.09<text:s/></text:p>
          </table:table-cell>
          <table:table-cell table:number-columns-repeated="16361"/>
        </table:table-row>
        <table:table-row table:style-name="ro8">
          <table:table-cell office:value-type="string" table:style-name="ce41">
            <text:p>宜蘭縣</text:p>
          </table:table-cell>
          <table:table-cell office:value-type="float" office:value="-79" table:style-name="ce42">
            <text:p><text:s/>－79<text:s/></text:p>
          </table:table-cell>
          <table:table-cell office:value-type="float" office:value="-0.17402030971209551" table:style-name="ce43">
            <text:p><text:s/>－0.17<text:s/></text:p>
          </table:table-cell>
          <table:table-cell office:value-type="float" office:value="-2.1230477784875652" table:style-name="ce33">
            <text:p><text:s/>－2.12<text:s/></text:p>
          </table:table-cell>
          <table:table-cell office:value-type="float" office:value="-95" table:style-name="ce44">
            <text:p><text:s/>－95<text:s/></text:p>
          </table:table-cell>
          <table:table-cell office:value-type="float" office:value="-0.20928313915896818" table:style-name="ce45">
            <text:p><text:s/>－0.21<text:s/></text:p>
          </table:table-cell>
          <table:table-cell office:value-type="float" office:value="-2.5499999999999998" table:style-name="ce45">
            <text:p><text:s/>－2.55<text:s/></text:p>
          </table:table-cell>
          <table:table-cell office:value-type="float" office:value="230" table:style-name="ce44">
            <text:p><text:s text:c="3"/>230<text:s/></text:p>
          </table:table-cell>
          <table:table-cell office:value-type="float" office:value="0.50668549480592284" table:style-name="ce45">
            <text:p><text:s text:c="3"/>0.51<text:s/></text:p>
          </table:table-cell>
          <table:table-cell office:value-type="float" office:value="6.18" table:style-name="ce45">
            <text:p><text:s text:c="3"/>6.18<text:s/></text:p>
          </table:table-cell>
          <table:table-cell office:value-type="float" office:value="325" table:style-name="ce44">
            <text:p><text:s text:c="3"/>325<text:s/></text:p>
          </table:table-cell>
          <table:table-cell office:value-type="float" office:value="0.71596863396489108" table:style-name="ce45">
            <text:p><text:s text:c="3"/>0.72<text:s/></text:p>
          </table:table-cell>
          <table:table-cell office:value-type="float" office:value="8.73" table:style-name="ce45">
            <text:p><text:s text:c="3"/>8.73<text:s/></text:p>
          </table:table-cell>
          <table:table-cell office:value-type="float" office:value="118" table:style-name="ce44">
            <text:p><text:s text:c="3"/>118<text:s/></text:p>
          </table:table-cell>
          <table:table-cell office:value-type="float" office:value="116" table:style-name="ce44">
            <text:p><text:s text:c="3"/>116<text:s/></text:p>
          </table:table-cell>
          <table:table-cell office:value-type="float" office:value="2" table:style-name="ce46">
            <text:p><text:s text:c="3"/>2<text:s/></text:p>
          </table:table-cell>
          <table:table-cell office:value-type="float" office:value="0.25995168863956047" table:style-name="ce45">
            <text:p><text:s text:c="3"/>0.26<text:s/></text:p>
          </table:table-cell>
          <table:table-cell office:value-type="float" office:value="3.17" table:style-name="ce43">
            <text:p><text:s text:c="3"/>3.17<text:s/></text:p>
          </table:table-cell>
          <table:table-cell office:value-type="float" office:value="63" table:style-name="ce46">
            <text:p><text:s text:c="3"/>63<text:s/></text:p>
          </table:table-cell>
          <table:table-cell office:value-type="float" office:value="63" table:style-name="ce46">
            <text:p><text:s text:c="3"/>63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13878776596857889" table:style-name="ce45">
            <text:p><text:s text:c="3"/>0.14<text:s/></text:p>
          </table:table-cell>
          <table:table-cell office:value-type="float" office:value="1.69" table:style-name="ce47">
            <text:p><text:s text:c="3"/>1.69<text:s/></text:p>
          </table:table-cell>
          <table:table-cell table:number-columns-repeated="16361"/>
        </table:table-row>
        <table:table-row table:style-name="ro9">
          <table:table-cell office:value-type="string" table:style-name="ce41">
            <text:p>新竹縣</text:p>
          </table:table-cell>
          <table:table-cell office:value-type="float" office:value="564" table:style-name="ce42">
            <text:p><text:s text:c="3"/>564<text:s/></text:p>
          </table:table-cell>
          <table:table-cell office:value-type="float" office:value="0.99570294156071137" table:style-name="ce43">
            <text:p><text:s text:c="3"/>1.00<text:s/></text:p>
          </table:table-cell>
          <table:table-cell office:value-type="float" office:value="12.147575887040679" table:style-name="ce33">
            <text:p><text:s text:c="3"/>12.15<text:s/></text:p>
          </table:table-cell>
          <table:table-cell office:value-type="float" office:value="52" table:style-name="ce44">
            <text:p><text:s text:c="3"/>52<text:s/></text:p>
          </table:table-cell>
          <table:table-cell office:value-type="float" office:value="9.1756717650463365E-2" table:style-name="ce45">
            <text:p><text:s text:c="3"/>0.09<text:s/></text:p>
          </table:table-cell>
          <table:table-cell office:value-type="float" office:value="1.1200000000000001" table:style-name="ce45">
            <text:p><text:s text:c="3"/>1.12<text:s/></text:p>
          </table:table-cell>
          <table:table-cell office:value-type="float" office:value="378" table:style-name="ce44">
            <text:p><text:s text:c="3"/>378<text:s/></text:p>
          </table:table-cell>
          <table:table-cell office:value-type="float" office:value="0.66700075522836844" table:style-name="ce48">
            <text:p><text:s text:c="3"/>0.67<text:s/></text:p>
          </table:table-cell>
          <table:table-cell office:value-type="float" office:value="8.14" table:style-name="ce45">
            <text:p><text:s text:c="3"/>8.14<text:s/></text:p>
          </table:table-cell>
          <table:table-cell office:value-type="float" office:value="326" table:style-name="ce44">
            <text:p><text:s text:c="3"/>326<text:s/></text:p>
          </table:table-cell>
          <table:table-cell office:value-type="float" office:value="0.57524403757790499" table:style-name="ce45">
            <text:p><text:s text:c="3"/>0.58<text:s/></text:p>
          </table:table-cell>
          <table:table-cell office:value-type="float" office:value="7.02" table:style-name="ce45">
            <text:p><text:s text:c="3"/>7.02<text:s/></text:p>
          </table:table-cell>
          <table:table-cell office:value-type="float" office:value="185" table:style-name="ce44">
            <text:p><text:s text:c="3"/>185<text:s/></text:p>
          </table:table-cell>
          <table:table-cell office:value-type="float" office:value="182" table:style-name="ce44">
            <text:p><text:s text:c="3"/>182<text:s/></text:p>
          </table:table-cell>
          <table:table-cell office:value-type="float" office:value="3" table:style-name="ce46">
            <text:p><text:s text:c="3"/>3<text:s/></text:p>
          </table:table-cell>
          <table:table-cell office:value-type="float" office:value="0.32644216856414848" table:style-name="ce45">
            <text:p><text:s text:c="3"/>0.33<text:s/></text:p>
          </table:table-cell>
          <table:table-cell office:value-type="float" office:value="3.98" table:style-name="ce43">
            <text:p><text:s text:c="3"/>3.98<text:s/></text:p>
          </table:table-cell>
          <table:table-cell office:value-type="float" office:value="115" table:style-name="ce46">
            <text:p><text:s text:c="3"/>115<text:s/></text:p>
          </table:table-cell>
          <table:table-cell office:value-type="float" office:value="115" table:style-name="ce46">
            <text:p><text:s text:c="3"/>115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20292351018852475" table:style-name="ce45">
            <text:p><text:s text:c="3"/>0.20<text:s/></text:p>
          </table:table-cell>
          <table:table-cell office:value-type="float" office:value="2.48" table:style-name="ce47">
            <text:p><text:s text:c="3"/>2.48<text:s/></text:p>
          </table:table-cell>
          <table:table-cell table:number-columns-repeated="16361"/>
        </table:table-row>
        <table:table-row table:style-name="ro9">
          <table:table-cell office:value-type="string" table:style-name="ce41">
            <text:p>苗栗縣</text:p>
          </table:table-cell>
          <table:table-cell office:value-type="float" office:value="-204" table:style-name="ce42">
            <text:p><text:s/>－204<text:s/></text:p>
          </table:table-cell>
          <table:table-cell office:value-type="float" office:value="-0.37476645987151386" table:style-name="ce43">
            <text:p><text:s/>－0.37<text:s/></text:p>
          </table:table-cell>
          <table:table-cell office:value-type="float" office:value="-4.5721508104324693" table:style-name="ce33">
            <text:p><text:s/>－4.57<text:s/></text:p>
          </table:table-cell>
          <table:table-cell office:value-type="float" office:value="-136" table:style-name="ce44">
            <text:p><text:s/>－136<text:s/></text:p>
          </table:table-cell>
          <table:table-cell office:value-type="float" office:value="-0.24989113198845356" table:style-name="ce45">
            <text:p><text:s/>－0.25<text:s/></text:p>
          </table:table-cell>
          <table:table-cell office:value-type="float" office:value="-3.05" table:style-name="ce45">
            <text:p><text:s/>－3.05<text:s/></text:p>
          </table:table-cell>
          <table:table-cell office:value-type="float" office:value="243" table:style-name="ce44">
            <text:p><text:s text:c="3"/>243<text:s/></text:p>
          </table:table-cell>
          <table:table-cell office:value-type="float" office:value="0.44649665494995744" table:style-name="ce45">
            <text:p><text:s text:c="3"/>0.45<text:s/></text:p>
          </table:table-cell>
          <table:table-cell office:value-type="float" office:value="5.45" table:style-name="ce45">
            <text:p><text:s text:c="3"/>5.45<text:s/></text:p>
          </table:table-cell>
          <table:table-cell office:value-type="float" office:value="379" table:style-name="ce44">
            <text:p><text:s text:c="3"/>379<text:s/></text:p>
          </table:table-cell>
          <table:table-cell office:value-type="float" office:value="0.69638778693841108" table:style-name="ce45">
            <text:p><text:s text:c="3"/>0.70<text:s/></text:p>
          </table:table-cell>
          <table:table-cell office:value-type="float" office:value="8.5" table:style-name="ce45">
            <text:p><text:s text:c="3"/>8.50<text:s/></text:p>
          </table:table-cell>
          <table:table-cell office:value-type="float" office:value="155" table:style-name="ce44">
            <text:p><text:s text:c="3"/>155<text:s/></text:p>
          </table:table-cell>
          <table:table-cell office:value-type="float" office:value="153" table:style-name="ce44">
            <text:p><text:s text:c="3"/>153<text:s/></text:p>
          </table:table-cell>
          <table:table-cell office:value-type="float" office:value="2" table:style-name="ce46">
            <text:p><text:s text:c="3"/>2<text:s/></text:p>
          </table:table-cell>
          <table:table-cell office:value-type="float" office:value="0.28480239307507577" table:style-name="ce45">
            <text:p><text:s text:c="3"/>0.28<text:s/></text:p>
          </table:table-cell>
          <table:table-cell office:value-type="float" office:value="3.47" table:style-name="ce43">
            <text:p><text:s text:c="3"/>3.47<text:s/></text:p>
          </table:table-cell>
          <table:table-cell office:value-type="float" office:value="113" table:style-name="ce46">
            <text:p><text:s text:c="3"/>113<text:s/></text:p>
          </table:table-cell>
          <table:table-cell office:value-type="float" office:value="113" table:style-name="ce46">
            <text:p><text:s text:c="3"/>113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20763013172570038" table:style-name="ce45">
            <text:p><text:s text:c="3"/>0.21<text:s/></text:p>
          </table:table-cell>
          <table:table-cell office:value-type="float" office:value="2.5299999999999998" table:style-name="ce47">
            <text:p><text:s text:c="3"/>2.53<text:s/></text:p>
          </table:table-cell>
          <table:table-cell table:number-columns-repeated="16361"/>
        </table:table-row>
        <table:table-row table:style-name="ro9">
          <table:table-cell office:value-type="string" table:style-name="ce41">
            <text:p>彰化縣</text:p>
          </table:table-cell>
          <table:table-cell office:value-type="float" office:value="-162" table:style-name="ce42">
            <text:p><text:s/>－162<text:s/></text:p>
          </table:table-cell>
          <table:table-cell office:value-type="float" office:value="-0.12756377598226076" table:style-name="ce43">
            <text:p><text:s/>－0.13<text:s/></text:p>
          </table:table-cell>
          <table:table-cell office:value-type="float" office:value="-1.5562780669835812" table:style-name="ce33">
            <text:p><text:s/>－1.56<text:s/></text:p>
          </table:table-cell>
          <table:table-cell office:value-type="float" office:value="289" table:style-name="ce44">
            <text:p><text:s text:c="3"/>289<text:s/></text:p>
          </table:table-cell>
          <table:table-cell office:value-type="float" office:value="0.22758199251578112" table:style-name="ce45">
            <text:p><text:s text:c="3"/>0.23<text:s/></text:p>
          </table:table-cell>
          <table:table-cell office:value-type="float" office:value="2.78" table:style-name="ce45">
            <text:p><text:s text:c="3"/>2.78<text:s/></text:p>
          </table:table-cell>
          <table:table-cell office:value-type="float" office:value="1103" table:style-name="ce44">
            <text:p><text:s text:c="3"/>1,103<text:s/></text:p>
          </table:table-cell>
          <table:table-cell office:value-type="float" office:value="0.86859148008618192" table:style-name="ce45">
            <text:p><text:s text:c="3"/>0.87<text:s/></text:p>
          </table:table-cell>
          <table:table-cell office:value-type="float" office:value="10.6" table:style-name="ce45">
            <text:p><text:s text:c="3"/>10.60<text:s/></text:p>
          </table:table-cell>
          <table:table-cell office:value-type="float" office:value="814" table:style-name="ce44">
            <text:p><text:s text:c="3"/>814<text:s/></text:p>
          </table:table-cell>
          <table:table-cell office:value-type="float" office:value="0.64100948757040088" table:style-name="ce45">
            <text:p><text:s text:c="3"/>0.64<text:s/></text:p>
          </table:table-cell>
          <table:table-cell office:value-type="float" office:value="7.82" table:style-name="ce45">
            <text:p><text:s text:c="3"/>7.82<text:s/></text:p>
          </table:table-cell>
          <table:table-cell office:value-type="float" office:value="350" table:style-name="ce44">
            <text:p><text:s text:c="3"/>350<text:s/></text:p>
          </table:table-cell>
          <table:table-cell office:value-type="float" office:value="350" table:style-name="ce44">
            <text:p><text:s text:c="3"/>350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27561833003641312" table:style-name="ce45">
            <text:p><text:s text:c="3"/>0.28<text:s/></text:p>
          </table:table-cell>
          <table:table-cell office:value-type="float" office:value="3.36" table:style-name="ce43">
            <text:p><text:s text:c="3"/>3.36<text:s/></text:p>
          </table:table-cell>
          <table:table-cell office:value-type="float" office:value="173" table:style-name="ce46">
            <text:p><text:s text:c="3"/>173<text:s/></text:p>
          </table:table-cell>
          <table:table-cell office:value-type="float" office:value="173" table:style-name="ce46">
            <text:p><text:s text:c="3"/>173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13623420313228421" table:style-name="ce45">
            <text:p><text:s text:c="3"/>0.14<text:s/></text:p>
          </table:table-cell>
          <table:table-cell office:value-type="float" office:value="1.66" table:style-name="ce47">
            <text:p><text:s text:c="3"/>1.66<text:s/>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41">
            <text:p>南投縣</text:p>
          </table:table-cell>
          <table:table-cell office:value-type="float" office:value="-144" table:style-name="ce42">
            <text:p><text:s/>－144<text:s/></text:p>
          </table:table-cell>
          <table:table-cell office:value-type="float" office:value="-0.2921621418731245" table:style-name="ce43">
            <text:p><text:s/>－0.29<text:s/></text:p>
          </table:table-cell>
          <table:table-cell office:value-type="float" office:value="-3.564378130852119" table:style-name="ce33">
            <text:p><text:s/>－3.56<text:s/></text:p>
          </table:table-cell>
          <table:table-cell office:value-type="float" office:value="-92" table:style-name="ce44">
            <text:p><text:s/>－92<text:s/></text:p>
          </table:table-cell>
          <table:table-cell office:value-type="float" office:value="-0.18668641754852325" table:style-name="ce48">
            <text:p><text:s/>－0.19<text:s/></text:p>
          </table:table-cell>
          <table:table-cell office:value-type="float" office:value="-2.2799999999999998" table:style-name="ce45">
            <text:p><text:s/>－2.28<text:s/></text:p>
          </table:table-cell>
          <table:table-cell office:value-type="float" office:value="285" table:style-name="ce44">
            <text:p><text:s text:c="3"/>285<text:s/></text:p>
          </table:table-cell>
          <table:table-cell office:value-type="float" office:value="0.57832205436227313" table:style-name="ce45">
            <text:p><text:s text:c="3"/>0.58<text:s/></text:p>
          </table:table-cell>
          <table:table-cell office:value-type="float" office:value="7.06" table:style-name="ce45">
            <text:p><text:s text:c="3"/>7.06<text:s/></text:p>
          </table:table-cell>
          <table:table-cell office:value-type="float" office:value="377" table:style-name="ce44">
            <text:p><text:s text:c="3"/>377<text:s/></text:p>
          </table:table-cell>
          <table:table-cell office:value-type="float" office:value="0.76500847191079635" table:style-name="ce45">
            <text:p><text:s text:c="3"/>0.77<text:s/></text:p>
          </table:table-cell>
          <table:table-cell office:value-type="float" office:value="9.33" table:style-name="ce45">
            <text:p><text:s text:c="3"/>9.33<text:s/></text:p>
          </table:table-cell>
          <table:table-cell office:value-type="float" office:value="124" table:style-name="ce44">
            <text:p><text:s text:c="3"/>124<text:s/></text:p>
          </table:table-cell>
          <table:table-cell office:value-type="float" office:value="124" table:style-name="ce44">
            <text:p><text:s text:c="3"/>124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25162082365235738" table:style-name="ce45">
            <text:p><text:s text:c="3"/>0.25<text:s/></text:p>
          </table:table-cell>
          <table:table-cell office:value-type="float" office:value="3.07" table:style-name="ce43">
            <text:p><text:s text:c="3"/>3.07<text:s/></text:p>
          </table:table-cell>
          <table:table-cell office:value-type="float" office:value="70" table:style-name="ce46">
            <text:p><text:s text:c="3"/>70<text:s/></text:p>
          </table:table-cell>
          <table:table-cell office:value-type="float" office:value="70" table:style-name="ce46">
            <text:p><text:s text:c="3"/>70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14204401335213726" table:style-name="ce45">
            <text:p><text:s text:c="3"/>0.14<text:s/></text:p>
          </table:table-cell>
          <table:table-cell office:value-type="float" office:value="1.73" table:style-name="ce47">
            <text:p><text:s text:c="3"/>1.73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雲林縣</text:p>
          </table:table-cell>
          <table:table-cell office:value-type="float" office:value="-195" table:style-name="ce42">
            <text:p><text:s/>－195<text:s/></text:p>
          </table:table-cell>
          <table:table-cell office:value-type="float" office:value="-0.28698923275268301" table:style-name="ce43">
            <text:p><text:s/>－0.29<text:s/></text:p>
          </table:table-cell>
          <table:table-cell office:value-type="float" office:value="-3.5012686395827326" table:style-name="ce33">
            <text:p><text:s/>－3.50<text:s/></text:p>
          </table:table-cell>
          <table:table-cell office:value-type="float" office:value="-209" table:style-name="ce44">
            <text:p><text:s/>－209<text:s/></text:p>
          </table:table-cell>
          <table:table-cell office:value-type="float" office:value="-0.30763773228304736" table:style-name="ce45">
            <text:p><text:s/>－0.31<text:s/></text:p>
          </table:table-cell>
          <table:table-cell office:value-type="float" office:value="-3.75" table:style-name="ce45">
            <text:p><text:s/>－3.75<text:s/></text:p>
          </table:table-cell>
          <table:table-cell office:value-type="float" office:value="354" table:style-name="ce44">
            <text:p><text:s text:c="3"/>354<text:s/></text:p>
          </table:table-cell>
          <table:table-cell office:value-type="float" office:value="0.52107060874736244" table:style-name="ce45">
            <text:p><text:s text:c="3"/>0.52<text:s/></text:p>
          </table:table-cell>
          <table:table-cell office:value-type="float" office:value="6.36" table:style-name="ce45">
            <text:p><text:s text:c="3"/>6.36<text:s/></text:p>
          </table:table-cell>
          <table:table-cell office:value-type="float" office:value="563" table:style-name="ce44">
            <text:p><text:s text:c="3"/>563<text:s/></text:p>
          </table:table-cell>
          <table:table-cell office:value-type="float" office:value="0.8287083410304098" table:style-name="ce45">
            <text:p><text:s text:c="3"/>0.83<text:s/></text:p>
          </table:table-cell>
          <table:table-cell office:value-type="float" office:value="10.11" table:style-name="ce45">
            <text:p><text:s text:c="3"/>10.11<text:s/></text:p>
          </table:table-cell>
          <table:table-cell office:value-type="float" office:value="147" table:style-name="ce44">
            <text:p><text:s text:c="3"/>147<text:s/></text:p>
          </table:table-cell>
          <table:table-cell office:value-type="float" office:value="144" table:style-name="ce44">
            <text:p><text:s text:c="3"/>144<text:s/></text:p>
          </table:table-cell>
          <table:table-cell office:value-type="float" office:value="3" table:style-name="ce46">
            <text:p><text:s text:c="3"/>3<text:s/></text:p>
          </table:table-cell>
          <table:table-cell office:value-type="float" office:value="0.21637677820865051" table:style-name="ce45">
            <text:p><text:s text:c="3"/>0.22<text:s/></text:p>
          </table:table-cell>
          <table:table-cell office:value-type="float" office:value="2.64" table:style-name="ce43">
            <text:p><text:s text:c="3"/>2.64<text:s/></text:p>
          </table:table-cell>
          <table:table-cell office:value-type="float" office:value="116" table:style-name="ce46">
            <text:p><text:s text:c="3"/>116<text:s/></text:p>
          </table:table-cell>
          <table:table-cell office:value-type="float" office:value="116" table:style-name="ce46">
            <text:p><text:s text:c="3"/>116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17074630117145212" table:style-name="ce45">
            <text:p><text:s text:c="3"/>0.17<text:s/></text:p>
          </table:table-cell>
          <table:table-cell office:value-type="float" office:value="2.08" table:style-name="ce47">
            <text:p><text:s text:c="3"/>2.08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嘉義縣</text:p>
          </table:table-cell>
          <table:table-cell office:value-type="float" office:value="-164" table:style-name="ce42">
            <text:p><text:s/>－164<text:s/></text:p>
          </table:table-cell>
          <table:table-cell office:value-type="float" office:value="-0.32709982129180493" table:style-name="ce43">
            <text:p><text:s/>－0.33<text:s/></text:p>
          </table:table-cell>
          <table:table-cell office:value-type="float" office:value="-3.9906178197600206" table:style-name="ce33">
            <text:p><text:s/>－3.99<text:s/></text:p>
          </table:table-cell>
          <table:table-cell office:value-type="float" office:value="-192" table:style-name="ce44">
            <text:p><text:s/>－192<text:s/></text:p>
          </table:table-cell>
          <table:table-cell office:value-type="float" office:value="-0.38300877329471328" table:style-name="ce45">
            <text:p><text:s/>－0.38<text:s/></text:p>
          </table:table-cell>
          <table:table-cell office:value-type="float" office:value="-4.67" table:style-name="ce45">
            <text:p><text:s/>－4.67<text:s/></text:p>
          </table:table-cell>
          <table:table-cell office:value-type="float" office:value="240" table:style-name="ce44">
            <text:p><text:s text:c="3"/>240<text:s/></text:p>
          </table:table-cell>
          <table:table-cell office:value-type="float" office:value="0.47876096661839163" table:style-name="ce45">
            <text:p><text:s text:c="3"/>0.48<text:s/></text:p>
          </table:table-cell>
          <table:table-cell office:value-type="float" office:value="5.84" table:style-name="ce45">
            <text:p><text:s text:c="3"/>5.84<text:s/></text:p>
          </table:table-cell>
          <table:table-cell office:value-type="float" office:value="432" table:style-name="ce44">
            <text:p><text:s text:c="3"/>432<text:s/></text:p>
          </table:table-cell>
          <table:table-cell office:value-type="float" office:value="0.8617697399131049" table:style-name="ce45">
            <text:p><text:s text:c="3"/>0.86<text:s/></text:p>
          </table:table-cell>
          <table:table-cell office:value-type="float" office:value="10.51" table:style-name="ce45">
            <text:p><text:s text:c="3"/>10.51<text:s/></text:p>
          </table:table-cell>
          <table:table-cell office:value-type="float" office:value="153" table:style-name="ce44">
            <text:p><text:s text:c="3"/>153<text:s/></text:p>
          </table:table-cell>
          <table:table-cell office:value-type="float" office:value="151" table:style-name="ce44">
            <text:p><text:s text:c="3"/>151<text:s/></text:p>
          </table:table-cell>
          <table:table-cell office:value-type="float" office:value="2" table:style-name="ce46">
            <text:p><text:s text:c="3"/>2<text:s/></text:p>
          </table:table-cell>
          <table:table-cell office:value-type="float" office:value="0.30521011621922467" table:style-name="ce45">
            <text:p><text:s text:c="3"/>0.31<text:s/></text:p>
          </table:table-cell>
          <table:table-cell office:value-type="float" office:value="3.72" table:style-name="ce43">
            <text:p><text:s text:c="3"/>3.72<text:s/></text:p>
          </table:table-cell>
          <table:table-cell office:value-type="float" office:value="76" table:style-name="ce46">
            <text:p><text:s text:c="3"/>76<text:s/></text:p>
          </table:table-cell>
          <table:table-cell office:value-type="float" office:value="76" table:style-name="ce46">
            <text:p><text:s text:c="3"/>76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15160763942915734" table:style-name="ce45">
            <text:p><text:s text:c="3"/>0.15<text:s/></text:p>
          </table:table-cell>
          <table:table-cell office:value-type="float" office:value="1.85" table:style-name="ce47">
            <text:p><text:s text:c="3"/>1.85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屏東縣</text:p>
          </table:table-cell>
          <table:table-cell office:value-type="float" office:value="-384" table:style-name="ce42">
            <text:p><text:s/>－384<text:s/></text:p>
          </table:table-cell>
          <table:table-cell office:value-type="float" office:value="-0.47048848712221553" table:style-name="ce43">
            <text:p><text:s/>－0.47<text:s/></text:p>
          </table:table-cell>
          <table:table-cell office:value-type="float" office:value="-5.7399595428910288" table:style-name="ce33">
            <text:p><text:s/>－5.74<text:s/></text:p>
          </table:table-cell>
          <table:table-cell office:value-type="float" office:value="-357" table:style-name="ce44">
            <text:p><text:s/>－357<text:s/></text:p>
          </table:table-cell>
          <table:table-cell office:value-type="float" office:value="-0.43751018712445511" table:style-name="ce45">
            <text:p><text:s/>－0.44<text:s/></text:p>
          </table:table-cell>
          <table:table-cell office:value-type="float" office:value="-5.34" table:style-name="ce45">
            <text:p><text:s/>－5.34<text:s/></text:p>
          </table:table-cell>
          <table:table-cell office:value-type="float" office:value="348" table:style-name="ce44">
            <text:p><text:s text:c="3"/>348<text:s/></text:p>
          </table:table-cell>
          <table:table-cell office:value-type="float" office:value="0.42648051854148566" table:style-name="ce45">
            <text:p><text:s text:c="3"/>0.43<text:s/></text:p>
          </table:table-cell>
          <table:table-cell office:value-type="float" office:value="5.2" table:style-name="ce45">
            <text:p><text:s text:c="3"/>5.20<text:s/></text:p>
          </table:table-cell>
          <table:table-cell office:value-type="float" office:value="705" table:style-name="ce44">
            <text:p><text:s text:c="3"/>705<text:s/></text:p>
          </table:table-cell>
          <table:table-cell office:value-type="float" office:value="0.86399070566594072" table:style-name="ce45">
            <text:p><text:s text:c="3"/>0.86<text:s/></text:p>
          </table:table-cell>
          <table:table-cell office:value-type="float" office:value="10.54" table:style-name="ce45">
            <text:p><text:s text:c="3"/>10.54<text:s/></text:p>
          </table:table-cell>
          <table:table-cell office:value-type="float" office:value="230" table:style-name="ce44">
            <text:p><text:s text:c="3"/>230<text:s/></text:p>
          </table:table-cell>
          <table:table-cell office:value-type="float" office:value="224" table:style-name="ce44">
            <text:p><text:s text:c="3"/>224<text:s/></text:p>
          </table:table-cell>
          <table:table-cell office:value-type="float" office:value="6" table:style-name="ce46">
            <text:p><text:s text:c="3"/>6<text:s/></text:p>
          </table:table-cell>
          <table:table-cell office:value-type="float" office:value="0.28186930823144163" table:style-name="ce45">
            <text:p><text:s text:c="3"/>0.28<text:s/></text:p>
          </table:table-cell>
          <table:table-cell office:value-type="float" office:value="3.44" table:style-name="ce43">
            <text:p><text:s text:c="3"/>3.44<text:s/></text:p>
          </table:table-cell>
          <table:table-cell office:value-type="float" office:value="140" table:style-name="ce46">
            <text:p><text:s text:c="3"/>140<text:s/></text:p>
          </table:table-cell>
          <table:table-cell office:value-type="float" office:value="139" table:style-name="ce46">
            <text:p><text:s text:c="3"/>139<text:s/></text:p>
          </table:table-cell>
          <table:table-cell office:value-type="float" office:value="1" table:style-name="ce46">
            <text:p><text:s text:c="3"/>1<text:s/></text:p>
          </table:table-cell>
          <table:table-cell office:value-type="float" office:value="0.17157262240174709" table:style-name="ce45">
            <text:p><text:s text:c="3"/>0.17<text:s/></text:p>
          </table:table-cell>
          <table:table-cell office:value-type="float" office:value="2.09" table:style-name="ce47">
            <text:p><text:s text:c="3"/>2.09<text:s/>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41">
            <text:p>臺東縣</text:p>
          </table:table-cell>
          <table:table-cell office:value-type="float" office:value="-105" table:style-name="ce42">
            <text:p><text:s/>－105<text:s/></text:p>
          </table:table-cell>
          <table:table-cell office:value-type="float" office:value="-0.48600985905714089" table:style-name="ce43">
            <text:p><text:s/>－0.49<text:s/></text:p>
          </table:table-cell>
          <table:table-cell office:value-type="float" office:value="-5.9293202804971186" table:style-name="ce33">
            <text:p><text:s/>－5.93<text:s/></text:p>
          </table:table-cell>
          <table:table-cell office:value-type="float" office:value="-61" table:style-name="ce44">
            <text:p><text:s/>－61<text:s/></text:p>
          </table:table-cell>
          <table:table-cell office:value-type="float" office:value="-0.28241721356065608" table:style-name="ce45">
            <text:p><text:s/>－0.28<text:s/></text:p>
          </table:table-cell>
          <table:table-cell office:value-type="float" office:value="-3.45" table:style-name="ce45">
            <text:p><text:s/>－3.45<text:s/></text:p>
          </table:table-cell>
          <table:table-cell office:value-type="float" office:value="118" table:style-name="ce44">
            <text:p><text:s text:c="3"/>118<text:s/></text:p>
          </table:table-cell>
          <table:table-cell office:value-type="float" office:value="0.54631526557635113" table:style-name="ce45">
            <text:p><text:s text:c="3"/>0.55<text:s/></text:p>
          </table:table-cell>
          <table:table-cell office:value-type="float" office:value="6.67" table:style-name="ce45">
            <text:p><text:s text:c="3"/>6.67<text:s/></text:p>
          </table:table-cell>
          <table:table-cell office:value-type="float" office:value="179" table:style-name="ce44">
            <text:p><text:s text:c="3"/>179<text:s/></text:p>
          </table:table-cell>
          <table:table-cell office:value-type="float" office:value="0.82873247913700709" table:style-name="ce45">
            <text:p><text:s text:c="3"/>0.83<text:s/></text:p>
          </table:table-cell>
          <table:table-cell office:value-type="float" office:value="10.11" table:style-name="ce45">
            <text:p><text:s text:c="3"/>10.11<text:s/></text:p>
          </table:table-cell>
          <table:table-cell office:value-type="float" office:value="68" table:style-name="ce44">
            <text:p><text:s text:c="3"/>68<text:s/></text:p>
          </table:table-cell>
          <table:table-cell office:value-type="float" office:value="63" table:style-name="ce44">
            <text:p><text:s text:c="3"/>63<text:s/></text:p>
          </table:table-cell>
          <table:table-cell office:value-type="float" office:value="5" table:style-name="ce46">
            <text:p><text:s text:c="3"/>5<text:s/></text:p>
          </table:table-cell>
          <table:table-cell office:value-type="float" office:value="0.3148257462643379" table:style-name="ce45">
            <text:p><text:s text:c="3"/>0.31<text:s/></text:p>
          </table:table-cell>
          <table:table-cell office:value-type="float" office:value="3.84" table:style-name="ce43">
            <text:p><text:s text:c="3"/>3.84<text:s/></text:p>
          </table:table-cell>
          <table:table-cell office:value-type="float" office:value="41" table:style-name="ce46">
            <text:p><text:s text:c="3"/>41<text:s/></text:p>
          </table:table-cell>
          <table:table-cell office:value-type="float" office:value="41" table:style-name="ce46">
            <text:p><text:s text:c="3"/>41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18982140583585078" table:style-name="ce45">
            <text:p><text:s text:c="3"/>0.19<text:s/></text:p>
          </table:table-cell>
          <table:table-cell office:value-type="float" office:value="2.3199999999999998" table:style-name="ce47">
            <text:p><text:s text:c="3"/>2.32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花蓮縣</text:p>
          </table:table-cell>
          <table:table-cell office:value-type="float" office:value="-182" table:style-name="ce42">
            <text:p><text:s/>－182<text:s/></text:p>
          </table:table-cell>
          <table:table-cell office:value-type="float" office:value="-0.55922053261146765" table:style-name="ce43">
            <text:p><text:s/>－0.56<text:s/></text:p>
          </table:table-cell>
          <table:table-cell office:value-type="float" office:value="-6.8224904978599055" table:style-name="ce33">
            <text:p><text:s/>－6.82<text:s/></text:p>
          </table:table-cell>
          <table:table-cell office:value-type="float" office:value="-88" table:style-name="ce44">
            <text:p><text:s/>－88<text:s/></text:p>
          </table:table-cell>
          <table:table-cell office:value-type="float" office:value="-0.27046797105992709" table:style-name="ce45">
            <text:p><text:s/>－0.27<text:s/></text:p>
          </table:table-cell>
          <table:table-cell office:value-type="float" office:value="-3.3" table:style-name="ce45">
            <text:p><text:s/>－3.30<text:s/></text:p>
          </table:table-cell>
          <table:table-cell office:value-type="float" office:value="178" table:style-name="ce44">
            <text:p><text:s text:c="3"/>178<text:s/></text:p>
          </table:table-cell>
          <table:table-cell office:value-type="float" office:value="0.54708294146212522" table:style-name="ce45">
            <text:p><text:s text:c="3"/>0.55<text:s/></text:p>
          </table:table-cell>
          <table:table-cell office:value-type="float" office:value="6.67" table:style-name="ce45">
            <text:p><text:s text:c="3"/>6.67<text:s/></text:p>
          </table:table-cell>
          <table:table-cell office:value-type="float" office:value="266" table:style-name="ce44">
            <text:p><text:s text:c="3"/>266<text:s/></text:p>
          </table:table-cell>
          <table:table-cell office:value-type="float" office:value="0.81755091252205236" table:style-name="ce45">
            <text:p><text:s text:c="3"/>0.82<text:s/></text:p>
          </table:table-cell>
          <table:table-cell office:value-type="float" office:value="9.9700000000000006" table:style-name="ce45">
            <text:p><text:s text:c="3"/>9.97<text:s/></text:p>
          </table:table-cell>
          <table:table-cell office:value-type="float" office:value="113" table:style-name="ce44">
            <text:p><text:s text:c="3"/>113<text:s/></text:p>
          </table:table-cell>
          <table:table-cell office:value-type="float" office:value="112" table:style-name="ce44">
            <text:p><text:s text:c="3"/>112<text:s/></text:p>
          </table:table-cell>
          <table:table-cell office:value-type="float" office:value="1" table:style-name="ce46">
            <text:p><text:s text:c="3"/>1<text:s/></text:p>
          </table:table-cell>
          <table:table-cell office:value-type="float" office:value="0.34730546283831548" table:style-name="ce45">
            <text:p><text:s text:c="3"/>0.35<text:s/></text:p>
          </table:table-cell>
          <table:table-cell office:value-type="float" office:value="4.24" table:style-name="ce43">
            <text:p><text:s text:c="3"/>4.24<text:s/></text:p>
          </table:table-cell>
          <table:table-cell office:value-type="float" office:value="77" table:style-name="ce46">
            <text:p><text:s text:c="3"/>77<text:s/></text:p>
          </table:table-cell>
          <table:table-cell office:value-type="float" office:value="77" table:style-name="ce46">
            <text:p><text:s text:c="3"/>77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2366594746774362" table:style-name="ce45">
            <text:p><text:s text:c="3"/>0.24<text:s/></text:p>
          </table:table-cell>
          <table:table-cell office:value-type="float" office:value="2.89" table:style-name="ce47">
            <text:p><text:s text:c="3"/>2.89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澎湖縣</text:p>
          </table:table-cell>
          <table:table-cell office:value-type="float" office:value="6" table:style-name="ce42">
            <text:p><text:s text:c="3"/>6<text:s/></text:p>
          </table:table-cell>
          <table:table-cell office:value-type="float" office:value="5.7130886861800387E-2" table:style-name="ce43">
            <text:p><text:s text:c="3"/>0.06<text:s/></text:p>
          </table:table-cell>
          <table:table-cell office:value-type="float" office:value="0.69699681971396477" table:style-name="ce33">
            <text:p><text:s text:c="3"/>0.70<text:s/></text:p>
          </table:table-cell>
          <table:table-cell office:value-type="float" office:value="7" table:style-name="ce44">
            <text:p><text:s text:c="3"/>7<text:s/></text:p>
          </table:table-cell>
          <table:table-cell office:value-type="float" office:value="6.665079742918352E-2" table:style-name="ce45">
            <text:p><text:s text:c="3"/>0.07<text:s/></text:p>
          </table:table-cell>
          <table:table-cell office:value-type="float" office:value="0.81" table:style-name="ce45">
            <text:p><text:s text:c="3"/>0.81<text:s/></text:p>
          </table:table-cell>
          <table:table-cell office:value-type="float" office:value="95" table:style-name="ce44">
            <text:p><text:s text:c="3"/>95<text:s/></text:p>
          </table:table-cell>
          <table:table-cell office:value-type="float" office:value="0.90454653653891925" table:style-name="ce45">
            <text:p><text:s text:c="3"/>0.90<text:s/></text:p>
          </table:table-cell>
          <table:table-cell office:value-type="float" office:value="11.04" table:style-name="ce45">
            <text:p><text:s text:c="3"/>11.04<text:s/></text:p>
          </table:table-cell>
          <table:table-cell office:value-type="float" office:value="88" table:style-name="ce44">
            <text:p><text:s text:c="3"/>88<text:s/></text:p>
          </table:table-cell>
          <table:table-cell office:value-type="float" office:value="0.8378957391097358" table:style-name="ce45">
            <text:p><text:s text:c="3"/>0.84<text:s/></text:p>
          </table:table-cell>
          <table:table-cell office:value-type="float" office:value="10.220000000000001" table:style-name="ce45">
            <text:p><text:s text:c="3"/>10.22<text:s/></text:p>
          </table:table-cell>
          <table:table-cell office:value-type="float" office:value="26" table:style-name="ce44">
            <text:p><text:s text:c="3"/>26<text:s/></text:p>
          </table:table-cell>
          <table:table-cell office:value-type="float" office:value="26" table:style-name="ce44">
            <text:p><text:s text:c="3"/>26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24756010473696738" table:style-name="ce45">
            <text:p><text:s text:c="3"/>0.25<text:s/></text:p>
          </table:table-cell>
          <table:table-cell office:value-type="float" office:value="3.02" table:style-name="ce43">
            <text:p><text:s text:c="3"/>3.02<text:s/></text:p>
          </table:table-cell>
          <table:table-cell office:value-type="float" office:value="17" table:style-name="ce46">
            <text:p><text:s text:c="3"/>17<text:s/></text:p>
          </table:table-cell>
          <table:table-cell office:value-type="float" office:value="17" table:style-name="ce46">
            <text:p><text:s text:c="3"/>17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16186622232801715" table:style-name="ce45">
            <text:p><text:s text:c="3"/>0.16<text:s/></text:p>
          </table:table-cell>
          <table:table-cell office:value-type="float" office:value="1.97" table:style-name="ce47">
            <text:p><text:s text:c="3"/>1.97<text:s/></text:p>
          </table:table-cell>
          <table:table-cell table:number-columns-repeated="16361" table:style-name="ce3"/>
        </table:table-row>
        <table:table-row table:style-name="ro8">
          <table:table-cell office:value-type="string" table:style-name="ce41">
            <text:p>基隆市</text:p>
          </table:table-cell>
          <table:table-cell office:value-type="float" office:value="-158" table:style-name="ce42">
            <text:p><text:s/>－158<text:s/></text:p>
          </table:table-cell>
          <table:table-cell office:value-type="float" office:value="-0.42854895493726369" table:style-name="ce43">
            <text:p><text:s/>－0.43<text:s/></text:p>
          </table:table-cell>
          <table:table-cell office:value-type="float" office:value="-5.2282972502346174" table:style-name="ce33">
            <text:p><text:s/>－5.23<text:s/></text:p>
          </table:table-cell>
          <table:table-cell office:value-type="float" office:value="-64" table:style-name="ce44">
            <text:p><text:s/>－64<text:s/></text:p>
          </table:table-cell>
          <table:table-cell office:value-type="float" office:value="-0.17362665386170095" table:style-name="ce45">
            <text:p><text:s/>－0.17<text:s/></text:p>
          </table:table-cell>
          <table:table-cell office:value-type="float" office:value="-2.12" table:style-name="ce45">
            <text:p><text:s/>－2.12<text:s/></text:p>
          </table:table-cell>
          <table:table-cell office:value-type="float" office:value="182" table:style-name="ce44">
            <text:p><text:s text:c="3"/>182<text:s/></text:p>
          </table:table-cell>
          <table:table-cell office:value-type="float" office:value="0.49375079691921209" table:style-name="ce45">
            <text:p><text:s text:c="3"/>0.49<text:s/></text:p>
          </table:table-cell>
          <table:table-cell office:value-type="float" office:value="6.02" table:style-name="ce45">
            <text:p><text:s text:c="3"/>6.02<text:s/></text:p>
          </table:table-cell>
          <table:table-cell office:value-type="float" office:value="246" table:style-name="ce44">
            <text:p><text:s text:c="3"/>246<text:s/></text:p>
          </table:table-cell>
          <table:table-cell office:value-type="float" office:value="0.66737745078091293" table:style-name="ce45">
            <text:p><text:s text:c="3"/>0.67<text:s/></text:p>
          </table:table-cell>
          <table:table-cell office:value-type="float" office:value="8.14" table:style-name="ce45">
            <text:p><text:s text:c="3"/>8.14<text:s/></text:p>
          </table:table-cell>
          <table:table-cell office:value-type="float" office:value="91" table:style-name="ce44">
            <text:p><text:s text:c="3"/>91<text:s/></text:p>
          </table:table-cell>
          <table:table-cell office:value-type="float" office:value="88" table:style-name="ce44">
            <text:p><text:s text:c="3"/>88<text:s/></text:p>
          </table:table-cell>
          <table:table-cell office:value-type="float" office:value="3" table:style-name="ce46">
            <text:p><text:s text:c="3"/>3<text:s/></text:p>
          </table:table-cell>
          <table:table-cell office:value-type="float" office:value="0.24687539845960604" table:style-name="ce45">
            <text:p><text:s text:c="3"/>0.25<text:s/></text:p>
          </table:table-cell>
          <table:table-cell office:value-type="float" office:value="3.01" table:style-name="ce43">
            <text:p><text:s text:c="3"/>3.01<text:s/></text:p>
          </table:table-cell>
          <table:table-cell office:value-type="float" office:value="81" table:style-name="ce46">
            <text:p><text:s text:c="3"/>81<text:s/></text:p>
          </table:table-cell>
          <table:table-cell office:value-type="float" office:value="81" table:style-name="ce46">
            <text:p><text:s text:c="3"/>81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21974623379371525" table:style-name="ce45">
            <text:p><text:s text:c="3"/>0.22<text:s/></text:p>
          </table:table-cell>
          <table:table-cell office:value-type="float" office:value="2.68" table:style-name="ce47">
            <text:p><text:s text:c="3"/>2.68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新竹市</text:p>
          </table:table-cell>
          <table:table-cell office:value-type="float" office:value="215" table:style-name="ce42">
            <text:p><text:s text:c="3"/>215<text:s/></text:p>
          </table:table-cell>
          <table:table-cell office:value-type="float" office:value="0.47798384192296234" table:style-name="ce43">
            <text:p><text:s text:c="3"/>0.48<text:s/></text:p>
          </table:table-cell>
          <table:table-cell office:value-type="float" office:value="5.8314028714601402" table:style-name="ce33">
            <text:p><text:s text:c="3"/>5.83<text:s/></text:p>
          </table:table-cell>
          <table:table-cell office:value-type="float" office:value="143" table:style-name="ce44">
            <text:p><text:s text:c="3"/>143<text:s/></text:p>
          </table:table-cell>
          <table:table-cell office:value-type="float" office:value="0.31783887347234524" table:style-name="ce45">
            <text:p><text:s text:c="3"/>0.32<text:s/></text:p>
          </table:table-cell>
          <table:table-cell office:value-type="float" office:value="3.88" table:style-name="ce45">
            <text:p><text:s text:c="3"/>3.88<text:s/></text:p>
          </table:table-cell>
          <table:table-cell office:value-type="float" office:value="314" table:style-name="ce44">
            <text:p><text:s text:c="3"/>314<text:s/></text:p>
          </table:table-cell>
          <table:table-cell office:value-type="float" office:value="0.69791193196025458" table:style-name="ce45">
            <text:p><text:s text:c="3"/>0.70<text:s/></text:p>
          </table:table-cell>
          <table:table-cell office:value-type="float" office:value="8.51" table:style-name="ce45">
            <text:p><text:s text:c="3"/>8.51<text:s/></text:p>
          </table:table-cell>
          <table:table-cell office:value-type="float" office:value="171" table:style-name="ce44">
            <text:p><text:s text:c="3"/>171<text:s/></text:p>
          </table:table-cell>
          <table:table-cell office:value-type="float" office:value="0.38007305848790934" table:style-name="ce45">
            <text:p><text:s text:c="3"/>0.38<text:s/></text:p>
          </table:table-cell>
          <table:table-cell office:value-type="float" office:value="4.6399999999999997" table:style-name="ce45">
            <text:p><text:s text:c="3"/>4.64<text:s/></text:p>
          </table:table-cell>
          <table:table-cell office:value-type="float" office:value="143" table:style-name="ce44">
            <text:p><text:s text:c="3"/>143<text:s/></text:p>
          </table:table-cell>
          <table:table-cell office:value-type="float" office:value="140" table:style-name="ce44">
            <text:p><text:s text:c="3"/>140<text:s/></text:p>
          </table:table-cell>
          <table:table-cell office:value-type="float" office:value="3" table:style-name="ce46">
            <text:p><text:s text:c="3"/>3<text:s/></text:p>
          </table:table-cell>
          <table:table-cell office:value-type="float" office:value="0.31783887347234524" table:style-name="ce45">
            <text:p><text:s text:c="3"/>0.32<text:s/></text:p>
          </table:table-cell>
          <table:table-cell office:value-type="float" office:value="3.88" table:style-name="ce43">
            <text:p><text:s text:c="3"/>3.88<text:s/></text:p>
          </table:table-cell>
          <table:table-cell office:value-type="float" office:value="76" table:style-name="ce46">
            <text:p><text:s text:c="3"/>76<text:s/></text:p>
          </table:table-cell>
          <table:table-cell office:value-type="float" office:value="76" table:style-name="ce46">
            <text:p><text:s text:c="3"/>76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16892135932795971" table:style-name="ce45">
            <text:p><text:s text:c="3"/>0.17<text:s/></text:p>
          </table:table-cell>
          <table:table-cell office:value-type="float" office:value="2.06" table:style-name="ce47">
            <text:p><text:s text:c="3"/>2.06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嘉義市</text:p>
          </table:table-cell>
          <table:table-cell office:value-type="float" office:value="-169" table:style-name="ce42">
            <text:p><text:s/>－169<text:s/></text:p>
          </table:table-cell>
          <table:table-cell office:value-type="float" office:value="-0.6324779287657698" table:style-name="ce43">
            <text:p><text:s/>－0.63<text:s/></text:p>
          </table:table-cell>
          <table:table-cell office:value-type="float" office:value="-7.7162307309423914" table:style-name="ce33">
            <text:p><text:s/>－7.72<text:s/></text:p>
          </table:table-cell>
          <table:table-cell office:value-type="float" office:value="-54" table:style-name="ce44">
            <text:p><text:s/>－54<text:s/></text:p>
          </table:table-cell>
          <table:table-cell office:value-type="float" office:value="-0.20215746943772145" table:style-name="ce45">
            <text:p><text:s/>－0.20<text:s/></text:p>
          </table:table-cell>
          <table:table-cell office:value-type="float" office:value="-2.4700000000000002" table:style-name="ce45">
            <text:p><text:s/>－2.47<text:s/></text:p>
          </table:table-cell>
          <table:table-cell office:value-type="float" office:value="119" table:style-name="ce44">
            <text:p><text:s text:c="3"/>119<text:s/></text:p>
          </table:table-cell>
          <table:table-cell office:value-type="float" office:value="0.44549516413127505" table:style-name="ce45">
            <text:p><text:s text:c="3"/>0.45<text:s/></text:p>
          </table:table-cell>
          <table:table-cell office:value-type="float" office:value="5.44" table:style-name="ce45">
            <text:p><text:s text:c="3"/>5.44<text:s/></text:p>
          </table:table-cell>
          <table:table-cell office:value-type="float" office:value="173" table:style-name="ce44">
            <text:p><text:s text:c="3"/>173<text:s/></text:p>
          </table:table-cell>
          <table:table-cell office:value-type="float" office:value="0.64765263356899649" table:style-name="ce45">
            <text:p><text:s text:c="3"/>0.65<text:s/></text:p>
          </table:table-cell>
          <table:table-cell office:value-type="float" office:value="7.9" table:style-name="ce45">
            <text:p><text:s text:c="3"/>7.90<text:s/></text:p>
          </table:table-cell>
          <table:table-cell office:value-type="float" office:value="62" table:style-name="ce44">
            <text:p><text:s text:c="3"/>62<text:s/></text:p>
          </table:table-cell>
          <table:table-cell office:value-type="float" office:value="61" table:style-name="ce44">
            <text:p><text:s text:c="3"/>61<text:s/></text:p>
          </table:table-cell>
          <table:table-cell office:value-type="float" office:value="1" table:style-name="ce46">
            <text:p><text:s text:c="3"/>1<text:s/></text:p>
          </table:table-cell>
          <table:table-cell office:value-type="float" office:value="0.23210672416923575" table:style-name="ce45">
            <text:p><text:s text:c="3"/>0.23<text:s/></text:p>
          </table:table-cell>
          <table:table-cell office:value-type="float" office:value="2.83" table:style-name="ce43">
            <text:p><text:s text:c="3"/>2.83<text:s/></text:p>
          </table:table-cell>
          <table:table-cell office:value-type="float" office:value="51" table:style-name="ce46">
            <text:p><text:s text:c="3"/>51<text:s/></text:p>
          </table:table-cell>
          <table:table-cell office:value-type="float" office:value="50" table:style-name="ce46">
            <text:p><text:s text:c="3"/>50<text:s/></text:p>
          </table:table-cell>
          <table:table-cell office:value-type="float" office:value="1" table:style-name="ce46">
            <text:p><text:s text:c="3"/>1<text:s/></text:p>
          </table:table-cell>
          <table:table-cell office:value-type="float" office:value="0.1909264989134036" table:style-name="ce45">
            <text:p><text:s text:c="3"/>0.19<text:s/></text:p>
          </table:table-cell>
          <table:table-cell office:value-type="float" office:value="2.33" table:style-name="ce47">
            <text:p><text:s text:c="3"/>2.33<text:s/></text:p>
          </table:table-cell>
          <table:table-cell table:number-columns-repeated="3" table:style-name="ce3"/>
          <table:table-cell office:value-type="string" table:style-name="ce3">
            <text:p><text:s/></text:p>
          </table:table-cell>
          <table:table-cell table:number-columns-repeated="16357"/>
        </table:table-row>
        <table:table-row table:style-name="ro8">
          <table:table-cell office:value-type="string" table:style-name="ce30">
            <text:p>福建省</text:p>
          </table:table-cell>
          <table:table-cell office:value-type="float" office:value="-82" table:style-name="ce31">
            <text:p><text:s/>－82<text:s/></text:p>
          </table:table-cell>
          <table:table-cell office:value-type="float" office:value="-0.53693384582141057" table:style-name="ce32">
            <text:p><text:s/>－0.54<text:s/></text:p>
          </table:table-cell>
          <table:table-cell office:value-type="float" office:value="-6.5505929190212102" table:style-name="ce33">
            <text:p><text:s/>－6.55<text:s/></text:p>
          </table:table-cell>
          <table:table-cell office:value-type="float" office:value="42" table:style-name="ce37">
            <text:p><text:s text:c="3"/>42<text:s/></text:p>
          </table:table-cell>
          <table:table-cell office:value-type="float" office:value="0.27508874887017121" table:style-name="ce36">
            <text:p><text:s text:c="3"/>0.28<text:s/></text:p>
          </table:table-cell>
          <table:table-cell office:value-type="float" office:value="3.36" table:style-name="ce36">
            <text:p><text:s text:c="3"/>3.36<text:s/></text:p>
          </table:table-cell>
          <table:table-cell office:value-type="float" office:value="100" table:style-name="ce37">
            <text:p><text:s text:c="3"/>100<text:s/></text:p>
          </table:table-cell>
          <table:table-cell office:value-type="float" office:value="0.6549732115956457" table:style-name="ce36">
            <text:p><text:s text:c="3"/>0.65<text:s/></text:p>
          </table:table-cell>
          <table:table-cell office:value-type="float" office:value="7.99" table:style-name="ce36">
            <text:p><text:s text:c="3"/>7.99<text:s/></text:p>
          </table:table-cell>
          <table:table-cell office:value-type="float" office:value="58" table:style-name="ce37">
            <text:p><text:s text:c="3"/>58<text:s/></text:p>
          </table:table-cell>
          <table:table-cell office:value-type="float" office:value="0.37988446272547449" table:style-name="ce36">
            <text:p><text:s text:c="3"/>0.38<text:s/></text:p>
          </table:table-cell>
          <table:table-cell office:value-type="float" office:value="4.63" table:style-name="ce36">
            <text:p><text:s text:c="3"/>4.63<text:s/></text:p>
          </table:table-cell>
          <table:table-cell office:value-type="float" office:value="34" table:style-name="ce37">
            <text:p><text:s text:c="3"/>34<text:s/></text:p>
          </table:table-cell>
          <table:table-cell office:value-type="float" office:value="34" table:style-name="ce37">
            <text:p><text:s text:c="3"/>34<text:s/></text:p>
          </table:table-cell>
          <table:table-cell office:value-type="float" office:value="0" table:style-name="ce38">
            <text:p>－<text:s/></text:p>
          </table:table-cell>
          <table:table-cell office:value-type="float" office:value="0.22269089194251954" table:style-name="ce36">
            <text:p><text:s text:c="3"/>0.22<text:s/></text:p>
          </table:table-cell>
          <table:table-cell office:value-type="float" office:value="2.72" table:style-name="ce32">
            <text:p><text:s text:c="3"/>2.72<text:s/></text:p>
          </table:table-cell>
          <table:table-cell office:value-type="float" office:value="18" table:style-name="ce38">
            <text:p><text:s text:c="3"/>18<text:s/></text:p>
          </table:table-cell>
          <table:table-cell office:value-type="float" office:value="18" table:style-name="ce38">
            <text:p><text:s text:c="3"/>18<text:s/></text:p>
          </table:table-cell>
          <table:table-cell office:value-type="float" office:value="0" table:style-name="ce38">
            <text:p>－<text:s/></text:p>
          </table:table-cell>
          <table:table-cell office:value-type="float" office:value="0.11789517808721624" table:style-name="ce36">
            <text:p><text:s text:c="3"/>0.12<text:s/></text:p>
          </table:table-cell>
          <table:table-cell office:value-type="float" office:value="1.44" table:style-name="ce40">
            <text:p><text:s text:c="3"/>1.44<text:s/></text:p>
          </table:table-cell>
          <table:table-cell table:number-columns-repeated="16361" table:style-name="ce3"/>
        </table:table-row>
        <table:table-row table:style-name="ro10">
          <table:table-cell office:value-type="string" table:style-name="ce41">
            <text:p>金門縣</text:p>
          </table:table-cell>
          <table:table-cell office:value-type="float" office:value="-95" table:style-name="ce42">
            <text:p><text:s/>－95<text:s/></text:p>
          </table:table-cell>
          <table:table-cell office:value-type="float" office:value="-0.680111395087448" table:style-name="ce43">
            <text:p><text:s/>－0.68<text:s/></text:p>
          </table:table-cell>
          <table:table-cell office:value-type="float" office:value="-8.2973590200668657" table:style-name="ce33">
            <text:p><text:s/>－8.30<text:s/></text:p>
          </table:table-cell>
          <table:table-cell office:value-type="float" office:value="38" table:style-name="ce44">
            <text:p><text:s text:c="3"/>38<text:s/></text:p>
          </table:table-cell>
          <table:table-cell office:value-type="float" office:value="0.27213709980628131" table:style-name="ce45">
            <text:p><text:s text:c="3"/>0.27<text:s/></text:p>
          </table:table-cell>
          <table:table-cell office:value-type="float" office:value="3.32" table:style-name="ce45">
            <text:p><text:s text:c="3"/>3.32<text:s/></text:p>
          </table:table-cell>
          <table:table-cell office:value-type="float" office:value="91" table:style-name="ce44">
            <text:p><text:s text:c="3"/>91<text:s/></text:p>
          </table:table-cell>
          <table:table-cell office:value-type="float" office:value="0.65169673900977909" table:style-name="ce45">
            <text:p><text:s text:c="3"/>0.65<text:s/></text:p>
          </table:table-cell>
          <table:table-cell office:value-type="float" office:value="7.95" table:style-name="ce45">
            <text:p><text:s text:c="3"/>7.95<text:s/></text:p>
          </table:table-cell>
          <table:table-cell office:value-type="float" office:value="53" table:style-name="ce44">
            <text:p><text:s text:c="3"/>53<text:s/></text:p>
          </table:table-cell>
          <table:table-cell office:value-type="float" office:value="0.37955963920349767" table:style-name="ce45">
            <text:p><text:s text:c="3"/>0.38<text:s/></text:p>
          </table:table-cell>
          <table:table-cell office:value-type="float" office:value="4.63" table:style-name="ce45">
            <text:p><text:s text:c="3"/>4.63<text:s/></text:p>
          </table:table-cell>
          <table:table-cell office:value-type="float" office:value="32" table:style-name="ce44">
            <text:p><text:s text:c="3"/>32<text:s/></text:p>
          </table:table-cell>
          <table:table-cell office:value-type="float" office:value="32" table:style-name="ce44">
            <text:p><text:s text:c="3"/>32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22916808404739483" table:style-name="ce45">
            <text:p><text:s text:c="3"/>0.23<text:s/></text:p>
          </table:table-cell>
          <table:table-cell office:value-type="float" office:value="2.8" table:style-name="ce43">
            <text:p><text:s text:c="3"/>2.80<text:s/></text:p>
          </table:table-cell>
          <table:table-cell office:value-type="float" office:value="17" table:style-name="ce46">
            <text:p><text:s text:c="3"/>17<text:s/></text:p>
          </table:table-cell>
          <table:table-cell office:value-type="float" office:value="17" table:style-name="ce46">
            <text:p><text:s text:c="3"/>17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12174554465017849" table:style-name="ce45">
            <text:p><text:s text:c="3"/>0.12<text:s/></text:p>
          </table:table-cell>
          <table:table-cell office:value-type="float" office:value="1.49" table:style-name="ce47">
            <text:p><text:s text:c="3"/>1.49<text:s/></text:p>
          </table:table-cell>
          <table:table-cell table:number-columns-repeated="16361" table:style-name="ce3"/>
        </table:table-row>
        <table:table-row table:style-name="ro10">
          <table:table-cell office:value-type="string" table:style-name="ce49">
            <text:p>連江縣</text:p>
          </table:table-cell>
          <table:table-cell office:value-type="float" office:value="13" table:style-name="ce50">
            <text:p><text:s text:c="3"/>13<text:s/></text:p>
          </table:table-cell>
          <table:table-cell office:value-type="float" office:value="0.99723841669223678" table:style-name="ce51">
            <text:p><text:s text:c="3"/>1.00<text:s/></text:p>
          </table:table-cell>
          <table:table-cell office:value-type="float" office:value="12.166308683645291" table:style-name="ce52">
            <text:p><text:s text:c="3"/>12.17<text:s/></text:p>
          </table:table-cell>
          <table:table-cell office:value-type="float" office:value="4" table:style-name="ce53">
            <text:p><text:s text:c="3"/>4<text:s/></text:p>
          </table:table-cell>
          <table:table-cell office:value-type="float" office:value="0.30668966839179601" table:style-name="ce54">
            <text:p><text:s text:c="3"/>0.31<text:s/></text:p>
          </table:table-cell>
          <table:table-cell office:value-type="float" office:value="3.74" table:style-name="ce54">
            <text:p><text:s text:c="3"/>3.74<text:s/></text:p>
          </table:table-cell>
          <table:table-cell office:value-type="float" office:value="9" table:style-name="ce53">
            <text:p><text:s text:c="3"/>9<text:s/></text:p>
          </table:table-cell>
          <table:table-cell office:value-type="float" office:value="0.69005175388154105" table:style-name="ce54">
            <text:p><text:s text:c="3"/>0.69<text:s/></text:p>
          </table:table-cell>
          <table:table-cell office:value-type="float" office:value="8.42" table:style-name="ce54">
            <text:p><text:s text:c="3"/>8.42<text:s/></text:p>
          </table:table-cell>
          <table:table-cell office:value-type="float" office:value="5" table:style-name="ce53">
            <text:p><text:s text:c="3"/>5<text:s/></text:p>
          </table:table-cell>
          <table:table-cell office:value-type="float" office:value="0.38336208548974504" table:style-name="ce54">
            <text:p><text:s text:c="3"/>0.38<text:s/></text:p>
          </table:table-cell>
          <table:table-cell office:value-type="float" office:value="4.68" table:style-name="ce54">
            <text:p><text:s text:c="3"/>4.68<text:s/></text:p>
          </table:table-cell>
          <table:table-cell office:value-type="float" office:value="2" table:style-name="ce53">
            <text:p><text:s text:c="3"/>2<text:s/></text:p>
          </table:table-cell>
          <table:table-cell office:value-type="float" office:value="2" table:style-name="ce53">
            <text:p><text:s text:c="3"/>2<text:s/></text:p>
          </table:table-cell>
          <table:table-cell office:value-type="float" office:value="0" table:style-name="ce55">
            <text:p>－<text:s/></text:p>
          </table:table-cell>
          <table:table-cell office:value-type="float" office:value="0.15334483419589801" table:style-name="ce54">
            <text:p><text:s text:c="3"/>0.15<text:s/></text:p>
          </table:table-cell>
          <table:table-cell office:value-type="float" office:value="1.87" table:style-name="ce51">
            <text:p><text:s text:c="3"/>1.87<text:s/></text:p>
          </table:table-cell>
          <table:table-cell office:value-type="float" office:value="1" table:style-name="ce55">
            <text:p><text:s text:c="3"/>1<text:s/></text:p>
          </table:table-cell>
          <table:table-cell office:value-type="float" office:value="1" table:style-name="ce55">
            <text:p><text:s text:c="3"/>1<text:s/></text:p>
          </table:table-cell>
          <table:table-cell office:value-type="float" office:value="0" table:style-name="ce55">
            <text:p>－<text:s/></text:p>
          </table:table-cell>
          <table:table-cell office:value-type="float" office:value="7.6672417097949003E-2" table:style-name="ce54">
            <text:p><text:s text:c="3"/>0.08<text:s/></text:p>
          </table:table-cell>
          <table:table-cell office:value-type="float" office:value="0.94" table:style-name="ce56">
            <text:p><text:s text:c="3"/>0.94<text:s/></text:p>
          </table:table-cell>
          <table:table-cell table:number-columns-repeated="16361" table:style-name="ce3"/>
        </table:table-row>
        <table:table-row table:style-name="ro10">
          <table:table-cell office:value-type="string" table:style-name="ce57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58"/>
          <table:table-cell table:number-columns-repeated="5" table:style-name="ce3"/>
          <table:table-cell office:value-type="string" table:style-name="ce59">
            <text:p>內政部戶政司 民國109年7月8日編製</text:p>
          </table:table-cell>
          <table:table-cell table:number-columns-repeated="2" table:style-name="ce60"/>
          <table:table-cell table:number-columns-repeated="16359" table:style-name="ce3"/>
        </table:table-row>
        <table:table-row table:style-name="ro4">
          <table:table-cell office:value-type="string" table:style-name="ce61">
            <text:p><text:s text:c="7"/>「0.00」表示未滿百分之0.005。</text:p>
          </table:table-cell>
          <table:table-cell table:number-columns-repeated="16" table:style-name="ce58"/>
          <table:table-cell table:style-name="ce62"/>
          <table:table-cell table:number-columns-repeated="5" table:style-name="ce60"/>
          <table:table-cell table:number-columns-repeated="16361" table:style-name="ce3"/>
        </table:table-row>
        <table:table-row table:style-name="ro11">
          <table:table-cell office:value-type="string" table:style-name="ce63">
            <text:p><text:s text:c="6"/>2.折合年之比率為本月人數(對數)÷本月月中人口<text:span text:style-name="T6">×</text:span>本年日數<text:span text:style-name="T6">÷</text:span>本月日數×1000。</text:p>
          </table:table-cell>
          <table:table-cell table:number-columns-repeated="22" table:style-name="ce64"/>
          <table:table-cell table:number-columns-repeated="16361" table:style-name="ce65"/>
        </table:table-row>
        <table:table-row table:style-name="ro10">
          <table:table-cell office:value-type="string" table:style-name="ce63">
            <text:p><text:s text:c="6"/>3.本表相同性別2人之結婚及終止結婚資料係自108年5月24日起統計。</text:p>
          </table:table-cell>
          <table:table-cell table:number-columns-repeated="21" table:style-name="ce58"/>
          <table:table-cell table:style-name="ce3"/>
          <table:table-cell table:number-columns-repeated="16361" table:style-name="ce58"/>
        </table:table-row>
        <table:table-row table:number-rows-repeated="39" table:style-name="ro12">
          <table:table-cell table:number-columns-repeated="16384" table:style-name="ce58"/>
        </table:table-row>
        <table:table-row table:number-rows-repeated="2843" table:style-name="ro13">
          <table:table-cell table:number-columns-repeated="16384" table:style-name="ce58"/>
        </table:table-row>
        <table:table-row table:number-rows-repeated="1045660" table:style-name="ro13">
          <table:table-cell table:number-columns-repeated="16384"/>
        </table:table-row>
        <table:named-expressions>
          <table:named-expression table:name="\a" table:expression="of:=[.#REF!]" table:base-cell-address="06_人口增加&amp;生死結離.$A$1"/>
          <table:named-expression table:name="\b" table:expression="of:=[.#REF!]" table:base-cell-address="06_人口增加&amp;生死結離.$A$1"/>
          <table:named-expression table:name="NAME" table:expression="of:=[.#REF!]" table:base-cell-address="06_人口增加&amp;生死結離.$A$1"/>
          <table:named-expression table:name="P_1" table:expression="of:=[.#REF!]" table:base-cell-address="06_人口增加&amp;生死結離.$A$1"/>
          <table:named-expression table:name="P_11" table:expression="of:=[.#REF!]" table:base-cell-address="06_人口增加&amp;生死結離.$A$1"/>
          <table:named-expression table:name="P_2" table:expression="of:=[.#REF!]" table:base-cell-address="06_人口增加&amp;生死結離.$A$1"/>
          <table:named-range table:name="Print_Area" table:cell-range-address="06_人口增加&amp;生死結離.$A$1:06_人口增加&amp;生死結離.$W$35" table:base-cell-address="06_人口增加&amp;生死結離.$A$1"/>
          <table:named-expression table:name="PRINT_AREA_MI" table:expression="of:=[.#REF!]" table:base-cell-address="06_人口增加&amp;生死結離.$A$1"/>
          <table:named-range table:name="Print_Titles" table:cell-range-address="06_人口增加&amp;生死結離.$A$1:06_人口增加&amp;生死結離.$XFD$5" table:base-cell-address="06_人口增加&amp;生死結離.$A$1"/>
          <table:named-expression table:name="月底人口數" table:expression="of:=[.#REF!]" table:base-cell-address="06_人口增加&amp;生死結離.$A$1"/>
          <table:named-expression table:name="出生" table:expression="of:=[.#REF!]" table:base-cell-address="06_人口增加&amp;生死結離.$A$1"/>
          <table:named-expression table:name="死亡" table:expression="of:=[.#REF!]" table:base-cell-address="06_人口增加&amp;生死結離.$A$1"/>
          <table:named-expression table:name="結婚" table:expression="of:=[.#REF!]" table:base-cell-address="06_人口增加&amp;生死結離.$A$1"/>
          <table:named-expression table:name="鄰數戶數" table:expression="of:=[.#REF!]" table:base-cell-address="06_人口增加&amp;生死結離.$A$1"/>
          <table:named-expression table:name="離婚" table:expression="of:=[.#REF!]" table:base-cell-address="06_人口增加&amp;生死結離.$A$1"/>
        </table:named-expressions>
      </table:table>
      <table:table table:name="'file:///D:/outlook%20moi2002/月報速報/06速(月)報套印/10906/【套印】各月(03以外)-10906.xlsx'#新02性比例等-年月別" table:style-name="ta2">
        <table:table-source xlink:href="file:///D:/outlook%20moi2002/月報速報/06速(月)報套印/10906/【套印】各月(03以外)-10906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2-縣市別" table:style-name="ta2">
        <table:table-source xlink:href="file:///D:/outlook%20moi2002/月報速報/06速(月)報套印/10906/【套印】各月(03以外)-10906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4-單一年齡" table:style-name="ta2">
        <table:table-source xlink:href="file:///D:/outlook%20moi2002/月報速報/06速(月)報套印/10906/【套印】各月(03以外)-10906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5-年齡結構" table:style-name="ta2">
        <table:table-source xlink:href="file:///D:/outlook%20moi2002/月報速報/06速(月)報套印/10906/【套印】各月(03以外)-10906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6_人口增加&amp;生死結離" table:style-name="ta2">
        <table:table-source xlink:href="file:///D:/outlook%20moi2002/月報速報/06速(月)報套印/10906/【套印】各月(03以外)-10906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7出生-年月別" table:style-name="ta2">
        <table:table-source xlink:href="file:///D:/outlook%20moi2002/月報速報/06速(月)報套印/10906/【套印】各月(03以外)-10906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7-縣市別" table:style-name="ta2">
        <table:table-source xlink:href="file:///D:/outlook%20moi2002/月報速報/06速(月)報套印/10906/【套印】各月(03以外)-10906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8_年月別" table:style-name="ta2">
        <table:table-source xlink:href="file:///D:/outlook%20moi2002/月報速報/06速(月)報套印/10906/【套印】各月(03以外)-10906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8_縣市別" table:style-name="ta2">
        <table:table-source xlink:href="file:///D:/outlook%20moi2002/月報速報/06速(月)報套印/10906/【套印】各月(03以外)-10906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8_設籍情形" table:style-name="ta2">
        <table:table-source xlink:href="file:///D:/outlook%20moi2002/月報速報/06速(月)報套印/10906/【套印】各月(03以外)-10906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9_年月別_" table:style-name="ta2">
        <table:table-source xlink:href="file:///D:/outlook%20moi2002/月報速報/06速(月)報套印/10906/【套印】各月(03以外)-10906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9_縣市別_" table:style-name="ta2">
        <table:table-source xlink:href="file:///D:/outlook%20moi2002/月報速報/06速(月)報套印/10906/【套印】各月(03以外)-10906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9_設籍情形_" table:style-name="ta2">
        <table:table-source xlink:href="file:///D:/outlook%20moi2002/月報速報/06速(月)報套印/10906/【套印】各月(03以外)-10906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10_年月別-新" table:style-name="ta2">
        <table:table-source xlink:href="file:///D:/outlook%20moi2002/月報速報/06速(月)報套印/10906/【套印】各月(03以外)-10906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10_縣市別-新" table:style-name="ta2">
        <table:table-source xlink:href="file:///D:/outlook%20moi2002/月報速報/06速(月)報套印/10906/【套印】各月(03以外)-10906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11-遷徙" table:style-name="ta2">
        <table:table-source xlink:href="file:///D:/outlook%20moi2002/月報速報/06速(月)報套印/10906/【套印】各月(03以外)-10906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6_人口增加&amp;生死結離.$A$1"/>
        <table:named-expression table:name="\b" table:expression="of:=[.#REF!]" table:base-cell-address="06_人口增加&amp;生死結離.$A$1"/>
        <table:named-expression table:name="NAME" table:expression="of:=[.#REF!]" table:base-cell-address="06_人口增加&amp;生死結離.$A$1"/>
        <table:named-expression table:name="P_1" table:expression="of:=[.#REF!]" table:base-cell-address="06_人口增加&amp;生死結離.$A$1"/>
        <table:named-expression table:name="P_11" table:expression="of:=[.#REF!]" table:base-cell-address="06_人口增加&amp;生死結離.$A$1"/>
        <table:named-expression table:name="P_2" table:expression="of:=[.#REF!]" table:base-cell-address="06_人口增加&amp;生死結離.$A$1"/>
        <table:named-expression table:name="Print_Area" table:expression="of:=[.#REF!]" table:base-cell-address="06_人口增加&amp;生死結離.$A$1"/>
        <table:named-expression table:name="PRINT_AREA_MI" table:expression="of:=[.#REF!]" table:base-cell-address="06_人口增加&amp;生死結離.$A$1"/>
        <table:named-expression table:name="rd_rf_f_97y_9802_data" table:expression="of:=[.#REF!]" table:base-cell-address="06_人口增加&amp;生死結離.$A$1"/>
        <table:named-expression table:name="rd_rg_f_84y_97y_data" table:expression="of:=[.#REF!]" table:base-cell-address="06_人口增加&amp;生死結離.$A$1"/>
        <table:named-expression table:name="rd_rg_f_9805_data" table:expression="of:=[.#REF!]" table:base-cell-address="06_人口增加&amp;生死結離.$A$1"/>
        <table:named-expression table:name="rd_rg_f_9806_data" table:expression="of:=[.#REF!]" table:base-cell-address="06_人口增加&amp;生死結離.$A$1"/>
        <table:named-expression table:name="rd_rg_f_9807_data" table:expression="of:=[.#REF!]" table:base-cell-address="06_人口增加&amp;生死結離.$A$1"/>
        <table:named-expression table:name="rd_rg_f_9808_data" table:expression="of:=[.#REF!]" table:base-cell-address="06_人口增加&amp;生死結離.$A$1"/>
        <table:named-expression table:name="rd_rg_f_98y_9803_data" table:expression="of:=[.#REF!]" table:base-cell-address="06_人口增加&amp;生死結離.$A$1"/>
        <table:named-expression table:name="rd_rg_f_98y_9804_data" table:expression="of:=[.#REF!]" table:base-cell-address="06_人口增加&amp;生死結離.$A$1"/>
        <table:named-expression table:name="rd_rg_q_84y_97y_data" table:expression="of:=[.#REF!]" table:base-cell-address="06_人口增加&amp;生死結離.$A$1"/>
        <table:named-expression table:name="rd_rg_q_97y_9802_data" table:expression="of:=[.#REF!]" table:base-cell-address="06_人口增加&amp;生死結離.$A$1"/>
        <table:named-expression table:name="rd_rg_q_9805_data" table:expression="of:=[.#REF!]" table:base-cell-address="06_人口增加&amp;生死結離.$A$1"/>
        <table:named-expression table:name="rd_rg_q_9806_data" table:expression="of:=[.#REF!]" table:base-cell-address="06_人口增加&amp;生死結離.$A$1"/>
        <table:named-expression table:name="rd_rg_q_9807_data" table:expression="of:=[.#REF!]" table:base-cell-address="06_人口增加&amp;生死結離.$A$1"/>
        <table:named-expression table:name="rd_rg_q_9808_data" table:expression="of:=[.#REF!]" table:base-cell-address="06_人口增加&amp;生死結離.$A$1"/>
        <table:named-expression table:name="rd_rg_q_98y_9803_data" table:expression="of:=[.#REF!]" table:base-cell-address="06_人口增加&amp;生死結離.$A$1"/>
        <table:named-expression table:name="rd_rg_q_98y_9804_data" table:expression="of:=[.#REF!]" table:base-cell-address="06_人口增加&amp;生死結離.$A$1"/>
        <table:named-expression table:name="rd_rg_q9607" table:expression="of:=[.#REF!]" table:base-cell-address="06_人口增加&amp;生死結離.$A$1"/>
        <table:named-expression table:name="rd_t_84y_97y_data" table:expression="of:=[.#REF!]" table:base-cell-address="06_人口增加&amp;生死結離.$A$1"/>
        <table:named-expression table:name="rd_t_97y_9802_data" table:expression="of:=[.#REF!]" table:base-cell-address="06_人口增加&amp;生死結離.$A$1"/>
        <table:named-expression table:name="rd_t_9805_data" table:expression="of:=[.#REF!]" table:base-cell-address="06_人口增加&amp;生死結離.$A$1"/>
        <table:named-expression table:name="rd_t_9806_data" table:expression="of:=[.#REF!]" table:base-cell-address="06_人口增加&amp;生死結離.$A$1"/>
        <table:named-expression table:name="rd_t_9807_data" table:expression="of:=[.#REF!]" table:base-cell-address="06_人口增加&amp;生死結離.$A$1"/>
        <table:named-expression table:name="rd_t_9808_data" table:expression="of:=[.#REF!]" table:base-cell-address="06_人口增加&amp;生死結離.$A$1"/>
        <table:named-expression table:name="rd_t_98y_9803_data" table:expression="of:=[.#REF!]" table:base-cell-address="06_人口增加&amp;生死結離.$A$1"/>
        <table:named-expression table:name="rd_t_98y_9804_data" table:expression="of:=[.#REF!]" table:base-cell-address="06_人口增加&amp;生死結離.$A$1"/>
        <table:named-expression table:name="rd_t9607" table:expression="of:=[.#REF!]" table:base-cell-address="06_人口增加&amp;生死結離.$A$1"/>
        <table:named-expression table:name="月底人口數" table:expression="of:=[.#REF!]" table:base-cell-address="06_人口增加&amp;生死結離.$A$1"/>
        <table:named-expression table:name="出生" table:expression="of:=[.#REF!]" table:base-cell-address="06_人口增加&amp;生死結離.$A$1"/>
        <table:named-expression table:name="死亡" table:expression="of:=[.#REF!]" table:base-cell-address="06_人口增加&amp;生死結離.$A$1"/>
        <table:named-expression table:name="結婚" table:expression="of:=[.#REF!]" table:base-cell-address="06_人口增加&amp;生死結離.$A$1"/>
        <table:named-expression table:name="鄰數戶數" table:expression="of:=[.#REF!]" table:base-cell-address="06_人口增加&amp;生死結離.$A$1"/>
        <table:named-expression table:name="離婚" table:expression="of:=[.#REF!]" table:base-cell-address="06_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－</number:text>
      <number:number number:decimal-places="0" number:min-integer-digits="1" number:grouping="true">
        <number:embedded-text number:position="0"> </number:embedded-text>
      </number:number>
    </number:number-style>
    <number:text-style style:name="N49">
      <number:text>－ 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2" number:min-integer-digits="1" number:grouping="true"/>
      <number:text> </number:text>
    </number:number-style>
    <number:number-style style:name="N50P1">
      <number:text> －</number:text>
      <number:number number:decimal-places="2" number:min-integer-digits="1" number:grouping="true"/>
      <number:text> </number:text>
    </number:number-style>
    <number:text-style style:name="N50">
      <number:text>－ 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48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3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meta:initial-creator>周柏妤</meta:initial-creator>
    <dc:creator>周柏妤</dc:creator>
    <meta:creation-date>2020-07-06T02:20:05Z</meta:creation-date>
    <dc:date>2020-07-06T02:20:48Z</dc:date>
  </office:meta>
</office:document-meta>
</file>